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77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20.74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99ccff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21" style:family="table-cell" style:parent-style-name="Default" style:data-style-name="N1">
      <style:table-cell-properties fo:background-color="#ffff00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">
      <style:table-cell-properties fo:background-color="#ff9999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97.29mm" svg:height="154.22mm" svg:x="228.74mm" svg:y="55.23mm">
            <loext:p draw:notify-on-update-of-ranges="Sheet1_2.C2:Sheet1_2.C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SPWM</text:p>
          </table:table-cell>
          <table:covered-table-cell table:style-name="ce17"/>
          <table:covered-table-cell table:number-columns-repeated="2" table:style-name="ce22"/>
          <table:table-cell table:number-columns-repeated="1018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19" office:value-type="string" calcext:value-type="string">
            <text:p>Phase A</text:p>
          </table:table-cell>
          <table:table-cell table:style-name="ce19"/>
          <table:table-cell table:style-name="ce23" office:value-type="string" calcext:value-type="string">
            <text:p>Phase B</text:p>
          </table:table-cell>
          <table:table-cell table:style-name="ce24" office:value-type="string" calcext:value-type="string">
            <text:p>Phase C</text:p>
          </table:table-cell>
          <table:table-cell table:number-columns-repeated="101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[.$A$3]*SIN(RADIANS([.B3]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]+120))" office:value-type="float" office:value="220.836477965032" calcext:value-type="float">
            <text:p>2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]+1.40625" office:value-type="float" office:value="1.40625" calcext:value-type="float">
            <text:p>1,40625</text:p>
          </table:table-cell>
          <table:table-cell table:formula="of:=[.$A$3]*SIN(RADIANS([.B4]))" office:value-type="float" office:value="6.25801327334263" calcext:value-type="float">
            <text:p>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]+120))" office:value-type="float" office:value="217.640959510001" calcext:value-type="float">
            <text:p>218</text:p>
          </table:table-cell>
          <table:table-cell/>
          <table:table-cell office:value-type="string" calcext:value-type="string">
            <text:p>Sinewave of 256 amplitude. Each parte have 85 of 256. The saddle is composed of 2 parts of 85.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[.B4]+1.40625" office:value-type="float" office:value="2.8125" calcext:value-type="float">
            <text:p>2,8125</text:p>
          </table:table-cell>
          <table:table-cell table:formula="of:=[.$A$3]*SIN(RADIANS([.B5]))" office:value-type="float" office:value="12.5122569534916" calcext:value-type="float">
            <text:p>1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]+120))" office:value-type="float" office:value="214.314342279082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]+1.40625" office:value-type="float" office:value="4.21875" calcext:value-type="float">
            <text:p>4,21875</text:p>
          </table:table-cell>
          <table:table-cell table:formula="of:=[.$A$3]*SIN(RADIANS([.B6]))" office:value-type="float" office:value="18.7589637179152" calcext:value-type="float">
            <text:p>1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]+120))" office:value-type="float" office:value="210.858630102103" calcext:value-type="float">
            <text:p>2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]+1.40625" office:value-type="float" office:value="5.625" calcext:value-type="float">
            <text:p>5,625</text:p>
          </table:table-cell>
          <table:table-cell table:formula="of:=[.$A$3]*SIN(RADIANS([.B7]))" office:value-type="float" office:value="24.994370784038" calcext:value-type="float">
            <text:p>2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]+120))" office:value-type="float" office:value="207.275904570862" calcext:value-type="float">
            <text:p>2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]+1.40625" office:value-type="float" office:value="7.03125" calcext:value-type="float">
            <text:p>7,03125</text:p>
          </table:table-cell>
          <table:table-cell table:formula="of:=[.$A$3]*SIN(RADIANS([.B8]))" office:value-type="float" office:value="31.2147221758001" calcext:value-type="float">
            <text:p>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]+120))" office:value-type="float" office:value="203.568323785253" calcext:value-type="float">
            <text:p>20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]+1.40625" office:value-type="float" office:value="8.4375" calcext:value-type="float">
            <text:p>8,4375</text:p>
          </table:table-cell>
          <table:table-cell table:formula="of:=[.$A$3]*SIN(RADIANS([.B9]))" office:value-type="float" office:value="37.4162709861172" calcext:value-type="float">
            <text:p>3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9]+120))" office:value-type="float" office:value="199.738121053306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]+1.40625" office:value-type="float" office:value="9.84375" calcext:value-type="float">
            <text:p>9,84375</text:p>
          </table:table-cell>
          <table:table-cell table:formula="of:=[.$A$3]*SIN(RADIANS([.B10]))" office:value-type="float" office:value="43.5952816338768" calcext:value-type="float">
            <text:p>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0]+120))" office:value-type="float" office:value="195.787603545926" calcext:value-type="float">
            <text:p>1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]+1.40625" office:value-type="float" office:value="11.25" calcext:value-type="float">
            <text:p>11,25</text:p>
          </table:table-cell>
          <table:table-cell table:formula="of:=[.$A$3]*SIN(RADIANS([.B11]))" office:value-type="float" office:value="49.7480321141127" calcext:value-type="float">
            <text:p>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1]+120))" office:value-type="float" office:value="191.719150907139" calcext:value-type="float">
            <text:p>19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]+1.40625" office:value-type="float" office:value="12.65625" calcext:value-type="float">
            <text:p>12,65625</text:p>
          </table:table-cell>
          <table:table-cell table:formula="of:=[.$A$3]*SIN(RADIANS([.B12]))" office:value-type="float" office:value="55.8708162400018" calcext:value-type="float">
            <text:p>5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2]+120))" office:value-type="float" office:value="187.535213820687" calcext:value-type="float">
            <text:p>1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]+1.40625" office:value-type="float" office:value="14.0625" calcext:value-type="float">
            <text:p>14,0625</text:p>
          </table:table-cell>
          <table:table-cell table:formula="of:=[.$A$3]*SIN(RADIANS([.B13]))" office:value-type="float" office:value="61.9599458753323" calcext:value-type="float">
            <text:p>6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3]+120))" office:value-type="float" office:value="183.238312533823" calcext:value-type="float">
            <text:p>18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]+1.40625" office:value-type="float" office:value="15.46875" calcext:value-type="float">
            <text:p>15,46875</text:p>
          </table:table-cell>
          <table:table-cell table:formula="of:=[.$A$3]*SIN(RADIANS([.B14]))" office:value-type="float" office:value="68.0117531560991" calcext:value-type="float">
            <text:p>6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4]+120))" office:value-type="float" office:value="178.83103533921" calcext:value-type="float">
            <text:p>17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]+1.40625" office:value-type="float" office:value="16.875" calcext:value-type="float">
            <text:p>16,875</text:p>
          </table:table-cell>
          <table:table-cell table:formula="of:=[.$A$3]*SIN(RADIANS([.B15]))" office:value-type="float" office:value="74.0225926998879" calcext:value-type="float">
            <text:p>7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5]+120))" office:value-type="float" office:value="174.316037015832" calcext:value-type="float">
            <text:p>17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]+1.40625" office:value-type="float" office:value="18.28125" calcext:value-type="float">
            <text:p>18,28125</text:p>
          </table:table-cell>
          <table:table-cell table:formula="of:=[.$A$3]*SIN(RADIANS([.B16]))" office:value-type="float" office:value="79.9888438017173" calcext:value-type="float">
            <text:p>8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6]+120))" office:value-type="float" office:value="169.696037229852" calcext:value-type="float">
            <text:p>1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]+1.40625" office:value-type="float" office:value="19.6875" calcext:value-type="float">
            <text:p>19,6875</text:p>
          </table:table-cell>
          <table:table-cell table:formula="of:=[.$A$3]*SIN(RADIANS([.B17]))" office:value-type="float" office:value="85.9069126150161" calcext:value-type="float">
            <text:p>8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]+120))" office:value-type="float" office:value="164.973818896389" calcext:value-type="float">
            <text:p>16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]+1.40625" office:value-type="float" office:value="21.09375" calcext:value-type="float">
            <text:p>21,09375</text:p>
          </table:table-cell>
          <table:table-cell table:formula="of:=[.$A$3]*SIN(RADIANS([.B18]))" office:value-type="float" office:value="91.773234316422" calcext:value-type="float">
            <text:p>9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]+120))" office:value-type="float" office:value="160.15222650319" calcext:value-type="float">
            <text:p>1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]+1.40625" office:value-type="float" office:value="22.5" calcext:value-type="float">
            <text:p>22,5</text:p>
          </table:table-cell>
          <table:table-cell table:formula="of:=[.$A$3]*SIN(RADIANS([.B19]))" office:value-type="float" office:value="97.5842752530979" calcext:value-type="float">
            <text:p>9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]+120))" office:value-type="float" office:value="155.234164397224" calcext:value-type="float">
            <text:p>1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]+1.40625" office:value-type="float" office:value="23.90625" calcext:value-type="float">
            <text:p>23,90625</text:p>
          </table:table-cell>
          <table:table-cell table:formula="of:=[.$A$3]*SIN(RADIANS([.B20]))" office:value-type="float" office:value="103.336535071272" calcext:value-type="float">
            <text:p>10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]+120))" office:value-type="float" office:value="150.222595035204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]+1.40625" office:value-type="float" office:value="25.3125" calcext:value-type="float">
            <text:p>25,3125</text:p>
          </table:table-cell>
          <table:table-cell table:formula="of:=[.$A$3]*SIN(RADIANS([.B21]))" office:value-type="float" office:value="109.026548824722" calcext:value-type="float">
            <text:p>10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]+120))" office:value-type="float" office:value="145.120537199119" calcext:value-type="float">
            <text:p>1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]+1.40625" office:value-type="float" office:value="26.71875" calcext:value-type="float">
            <text:p>26,71875</text:p>
          </table:table-cell>
          <table:table-cell table:formula="of:=[.$A$3]*SIN(RADIANS([.B22]))" office:value-type="float" office:value="114.650889061925" calcext:value-type="float">
            <text:p>11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]+120))" office:value-type="float" office:value="139.931064177832" calcext:value-type="float">
            <text:p>14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]+1.40625" office:value-type="float" office:value="28.125" calcext:value-type="float">
            <text:p>28,125</text:p>
          </table:table-cell>
          <table:table-cell table:formula="of:=[.$A$3]*SIN(RADIANS([.B23]))" office:value-type="float" office:value="120.206167890629" calcext:value-type="float">
            <text:p>12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]+120))" office:value-type="float" office:value="134.657301915844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]+1.40625" office:value-type="float" office:value="29.53125" calcext:value-type="float">
            <text:p>29,53125</text:p>
          </table:table-cell>
          <table:table-cell table:formula="of:=[.$A$3]*SIN(RADIANS([.B24]))" office:value-type="float" office:value="125.689039018595" calcext:value-type="float">
            <text:p>12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]+120))" office:value-type="float" office:value="129.302427130342" calcext:value-type="float">
            <text:p>1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]+1.40625" office:value-type="float" office:value="30.9375" calcext:value-type="float">
            <text:p>30,9375</text:p>
          </table:table-cell>
          <table:table-cell table:formula="of:=[.$A$3]*SIN(RADIANS([.B25]))" office:value-type="float" office:value="131.096199769272" calcext:value-type="float">
            <text:p>1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]+120))" office:value-type="float" office:value="123.869665397667" calcext:value-type="float">
            <text:p>1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]+1.40625" office:value-type="float" office:value="32.34375" calcext:value-type="float">
            <text:p>32,34375</text:p>
          </table:table-cell>
          <table:table-cell table:formula="of:=[.$A$3]*SIN(RADIANS([.B26]))" office:value-type="float" office:value="136.42439307121" calcext:value-type="float">
            <text:p>1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6]+120))" office:value-type="float" office:value="118.362289210341" calcext:value-type="float">
            <text:p>1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6]+1.40625" office:value-type="float" office:value="33.75" calcext:value-type="float">
            <text:p>33,75</text:p>
          </table:table-cell>
          <table:table-cell table:formula="of:=[.$A$3]*SIN(RADIANS([.B27]))" office:value-type="float" office:value="141.670409419999" calcext:value-type="float">
            <text:p>1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7]+120))" office:value-type="float" office:value="112.783616005845" calcext:value-type="float">
            <text:p>1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7]+1.40625" office:value-type="float" office:value="35.15625" calcext:value-type="float">
            <text:p>35,15625</text:p>
          </table:table-cell>
          <table:table-cell table:formula="of:=[.$A$3]*SIN(RADIANS([.B28]))" office:value-type="float" office:value="146.831088811551" calcext:value-type="float">
            <text:p>1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8]+120))" office:value-type="float" office:value="107.137006168319" calcext:value-type="float">
            <text:p>1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8]+1.40625" office:value-type="float" office:value="36.5625" calcext:value-type="float">
            <text:p>36,5625</text:p>
          </table:table-cell>
          <table:table-cell table:formula="of:=[.$A$3]*SIN(RADIANS([.B29]))" office:value-type="float" office:value="151.903322645571" calcext:value-type="float">
            <text:p>1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9]+120))" office:value-type="float" office:value="101.425861004388" calcext:value-type="float">
            <text:p>10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9]+1.40625" office:value-type="float" office:value="37.96875" calcext:value-type="float">
            <text:p>37,96875</text:p>
          </table:table-cell>
          <table:table-cell table:formula="of:=[.$A$3]*SIN(RADIANS([.B30]))" office:value-type="float" office:value="156.88405559806" calcext:value-type="float">
            <text:p>15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0]+120))" office:value-type="float" office:value="95.6536206943447" calcext:value-type="float">
            <text:p>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0]+1.40625" office:value-type="float" office:value="39.375" calcext:value-type="float">
            <text:p>39,375</text:p>
          </table:table-cell>
          <table:table-cell table:formula="of:=[.$A$3]*SIN(RADIANS([.B31]))" office:value-type="float" office:value="161.77028746173" calcext:value-type="float">
            <text:p>16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1]+120))" office:value-type="float" office:value="89.8237622199145" calcext:value-type="float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1]+1.40625" office:value-type="float" office:value="40.78125" calcext:value-type="float">
            <text:p>40,78125</text:p>
          </table:table-cell>
          <table:table-cell table:formula="of:=[.$A$3]*SIN(RADIANS([.B32]))" office:value-type="float" office:value="166.559074953213" calcext:value-type="float">
            <text:p>16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2]+120))" office:value-type="float" office:value="83.9397972698499" calcext:value-type="float">
            <text:p>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2]+1.40625" office:value-type="float" office:value="42.1875" calcext:value-type="float">
            <text:p>42,1875</text:p>
          </table:table-cell>
          <table:table-cell table:formula="of:=[.$A$3]*SIN(RADIANS([.B33]))" office:value-type="float" office:value="171.24753348599" calcext:value-type="float">
            <text:p>17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3]+120))" office:value-type="float" office:value="78.0052701246212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3]+1.40625" office:value-type="float" office:value="43.59375" calcext:value-type="float">
            <text:p>43,59375</text:p>
          </table:table-cell>
          <table:table-cell table:formula="of:=[.$A$3]*SIN(RADIANS([.B34]))" office:value-type="float" office:value="175.832838907952" calcext:value-type="float">
            <text:p>17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4]+120))" office:value-type="float" office:value="72.0237555214742" calcext:value-type="float">
            <text:p>7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4]+1.40625" office:value-type="float" office:value="45" calcext:value-type="float">
            <text:p>45</text:p>
          </table:table-cell>
          <table:table-cell table:formula="of:=[.$A$3]*SIN(RADIANS([.B35]))" office:value-type="float" office:value="180.31222920257" calcext:value-type="float">
            <text:p>18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5]+120))" office:value-type="float" office:value="65.9988565011429" calcext:value-type="float">
            <text:p>6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5]+1.40625" office:value-type="float" office:value="46.40625" calcext:value-type="float">
            <text:p>46,40625</text:p>
          </table:table-cell>
          <table:table-cell table:formula="of:=[.$A$3]*SIN(RADIANS([.B36]))" office:value-type="float" office:value="184.683006152624" calcext:value-type="float">
            <text:p>18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6]+120))" office:value-type="float" office:value="59.9342022375113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6]+1.40625" office:value-type="float" office:value="47.8125" calcext:value-type="float">
            <text:p>47,8125</text:p>
          </table:table-cell>
          <table:table-cell table:formula="of:=[.$A$3]*SIN(RADIANS([.B37]))" office:value-type="float" office:value="188.942536965515" calcext:value-type="float">
            <text:p>18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7]+120))" office:value-type="float" office:value="53.8334458515361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7]+1.40625" office:value-type="float" office:value="49.21875" calcext:value-type="float">
            <text:p>49,21875</text:p>
          </table:table-cell>
          <table:table-cell table:formula="of:=[.$A$3]*SIN(RADIANS([.B38]))" office:value-type="float" office:value="193.088255859154" calcext:value-type="float">
            <text:p>19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8]+120))" office:value-type="float" office:value="47.7002622107422" calcext:value-type="float">
            <text:p>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8]+1.40625" office:value-type="float" office:value="50.625" calcext:value-type="float">
            <text:p>50,625</text:p>
          </table:table-cell>
          <table:table-cell table:formula="of:=[.$A$3]*SIN(RADIANS([.B39]))" office:value-type="float" office:value="197.117665607498" calcext:value-type="float">
            <text:p>19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39]+120))" office:value-type="float" office:value="41.538345715620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39]+1.40625" office:value-type="float" office:value="52.03125" calcext:value-type="float">
            <text:p>52,03125</text:p>
          </table:table-cell>
          <table:table-cell table:formula="of:=[.$A$3]*SIN(RADIANS([.B40]))" office:value-type="float" office:value="201.028339044785" calcext:value-type="float">
            <text:p>20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0]+120))" office:value-type="float" office:value="35.3514080742579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0]+1.40625" office:value-type="float" office:value="53.4375" calcext:value-type="float">
            <text:p>53,4375</text:p>
          </table:table-cell>
          <table:table-cell table:formula="of:=[.$A$3]*SIN(RADIANS([.B41]))" office:value-type="float" office:value="204.817920527564" calcext:value-type="float">
            <text:p>20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1]+120))" office:value-type="float" office:value="29.1431760665458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1]+1.40625" office:value-type="float" office:value="54.84375" calcext:value-type="float">
            <text:p>54,84375</text:p>
          </table:table-cell>
          <table:table-cell table:formula="of:=[.$A$3]*SIN(RADIANS([.B42]))" office:value-type="float" office:value="208.484127353654" calcext:value-type="float">
            <text:p>20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2]+120))" office:value-type="float" office:value="22.9173892993049" calcext:value-type="float">
            <text:p>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2]+1.40625" office:value-type="float" office:value="56.25" calcext:value-type="float">
            <text:p>56,25</text:p>
          </table:table-cell>
          <table:table-cell table:formula="of:=[.$A$3]*SIN(RADIANS([.B43]))" office:value-type="float" office:value="212.024751137149" calcext:value-type="float">
            <text:p>21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3]+120))" office:value-type="float" office:value="16.677797953686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3]+1.40625" office:value-type="float" office:value="57.65625" calcext:value-type="float">
            <text:p>57,65625</text:p>
          </table:table-cell>
          <table:table-cell table:formula="of:=[.$A$3]*SIN(RADIANS([.B44]))" office:value-type="float" office:value="215.437659138675" calcext:value-type="float">
            <text:p>21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4]+120))" office:value-type="float" office:value="10.4281605262038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4]+1.40625" office:value-type="float" office:value="59.0625" calcext:value-type="float">
            <text:p>59,0625</text:p>
          </table:table-cell>
          <table:table-cell table:formula="of:=[.$A$3]*SIN(RADIANS([.B45]))" office:value-type="float" office:value="218.720795550069" calcext:value-type="float">
            <text:p>21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5]+120))" office:value-type="float" office:value="4.17224156475418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5]+1.40625" office:value-type="float" office:value="60.46875" calcext:value-type="float">
            <text:p>60,46875</text:p>
          </table:table-cell>
          <table:table-cell table:formula="of:=[.$A$3]*SIN(RADIANS([.B46]))" office:value-type="float" office:value="221.872182732721" calcext:value-type="float">
            <text:p>22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6]+120))" office:value-type="float" office:value="-2.08619059900401" calcext:value-type="float">
            <text:p>-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6]+1.40625" office:value-type="float" office:value="61.875" calcext:value-type="float">
            <text:p>61,875</text:p>
          </table:table-cell>
          <table:table-cell table:formula="of:=[.$A$3]*SIN(RADIANS([.B47]))" office:value-type="float" office:value="224.889922408831" calcext:value-type="float">
            <text:p>22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7]+120))" office:value-type="float" office:value="-8.34336611955293" calcext:value-type="float">
            <text:p>-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7]+1.40625" office:value-type="float" office:value="63.28125" calcext:value-type="float">
            <text:p>63,28125</text:p>
          </table:table-cell>
          <table:table-cell table:formula="of:=[.$A$3]*SIN(RADIANS([.B48]))" office:value-type="float" office:value="227.772196804856" calcext:value-type="float">
            <text:p>22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8]+120))" office:value-type="float" office:value="-14.59551590833" calcext:value-type="float">
            <text:p>-1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8]+1.40625" office:value-type="float" office:value="64.6875" calcext:value-type="float">
            <text:p>64,6875</text:p>
          </table:table-cell>
          <table:table-cell table:formula="of:=[.$A$3]*SIN(RADIANS([.B49]))" office:value-type="float" office:value="230.517269746478" calcext:value-type="float">
            <text:p>2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49]+120))" office:value-type="float" office:value="-20.8388739040854" calcext:value-type="float">
            <text:p>-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49]+1.40625" office:value-type="float" office:value="66.09375" calcext:value-type="float">
            <text:p>66,09375</text:p>
          </table:table-cell>
          <table:table-cell table:formula="of:=[.$A$3]*SIN(RADIANS([.B50]))" office:value-type="float" office:value="233.1234877044" calcext:value-type="float">
            <text:p>23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0]+120))" office:value-type="float" office:value="-27.0696793414166" calcext:value-type="float">
            <text:p>-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0]+1.40625" office:value-type="float" office:value="67.5" calcext:value-type="float">
            <text:p>67,5</text:p>
          </table:table-cell>
          <table:table-cell table:formula="of:=[.$A$3]*SIN(RADIANS([.B51]))" office:value-type="float" office:value="235.589280790378" calcext:value-type="float">
            <text:p>2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1]+120))" office:value-type="float" office:value="-33.2841790161131" calcext:value-type="float">
            <text:p>-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1]+1.40625" office:value-type="float" office:value="68.90625" calcext:value-type="float">
            <text:p>68,90625</text:p>
          </table:table-cell>
          <table:table-cell table:formula="of:=[.$A$3]*SIN(RADIANS([.B52]))" office:value-type="float" office:value="237.913163702858" calcext:value-type="float">
            <text:p>23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2]+120))" office:value-type="float" office:value="-39.478629545946" calcext:value-type="float">
            <text:p>-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2]+1.40625" office:value-type="float" office:value="70.3125" calcext:value-type="float">
            <text:p>70,3125</text:p>
          </table:table-cell>
          <table:table-cell table:formula="of:=[.$A$3]*SIN(RADIANS([.B53]))" office:value-type="float" office:value="240.09373662167" calcext:value-type="float">
            <text:p>24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3]+120))" office:value-type="float" office:value="-45.6492996255413" calcext:value-type="float">
            <text:p>-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3]+1.40625" office:value-type="float" office:value="71.71875" calcext:value-type="float">
            <text:p>71,71875</text:p>
          </table:table-cell>
          <table:table-cell table:formula="of:=[.$A$3]*SIN(RADIANS([.B54]))" office:value-type="float" office:value="242.129686051224" calcext:value-type="float">
            <text:p>2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4]+120))" office:value-type="float" office:value="-51.7924722739795" calcext:value-type="float">
            <text:p>-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4]+1.40625" office:value-type="float" office:value="73.125" calcext:value-type="float">
            <text:p>73,125</text:p>
          </table:table-cell>
          <table:table-cell table:formula="of:=[.$A$3]*SIN(RADIANS([.B55]))" office:value-type="float" office:value="244.019785611713" calcext:value-type="float">
            <text:p>2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5]+120))" office:value-type="float" office:value="-57.9044470737651" calcext:value-type="float">
            <text:p>-5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5]+1.40625" office:value-type="float" office:value="74.53125" calcext:value-type="float">
            <text:p>74,53125</text:p>
          </table:table-cell>
          <table:table-cell table:formula="of:=[.$A$3]*SIN(RADIANS([.B56]))" office:value-type="float" office:value="245.762896777837" calcext:value-type="float">
            <text:p>24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6]+120))" office:value-type="float" office:value="-63.9815423998202" calcext:value-type="float">
            <text:p>-6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6]+1.40625" office:value-type="float" office:value="75.9375" calcext:value-type="float">
            <text:p>75,9375</text:p>
          </table:table-cell>
          <table:table-cell table:formula="of:=[.$A$3]*SIN(RADIANS([.B57]))" office:value-type="float" office:value="247.357969564609" calcext:value-type="float">
            <text:p>2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7]+120))" office:value-type="float" office:value="-70.0200976371578" calcext:value-type="float">
            <text:p>-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7]+1.40625" office:value-type="float" office:value="77.34375" calcext:value-type="float">
            <text:p>77,34375</text:p>
          </table:table-cell>
          <table:table-cell table:formula="of:=[.$A$3]*SIN(RADIANS([.B58]))" office:value-type="float" office:value="248.804043159825" calcext:value-type="float">
            <text:p>24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8]+120))" office:value-type="float" office:value="-76.0164753858987" calcext:value-type="float">
            <text:p>-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8]+1.40625" office:value-type="float" office:value="78.75" calcext:value-type="float">
            <text:p>78,75</text:p>
          </table:table-cell>
          <table:table-cell table:formula="of:=[.$A$3]*SIN(RADIANS([.B59]))" office:value-type="float" office:value="250.100246502824" calcext:value-type="float">
            <text:p>2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59]+120))" office:value-type="float" office:value="-81.9670636523062" calcext:value-type="float">
            <text:p>-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59]+1.40625" office:value-type="float" office:value="80.15625" calcext:value-type="float">
            <text:p>80,15625</text:p>
          </table:table-cell>
          <table:table-cell table:formula="of:=[.$A$3]*SIN(RADIANS([.B60]))" office:value-type="float" office:value="251.24579880918" calcext:value-type="float">
            <text:p>25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0]+120))" office:value-type="float" office:value="-87.8682780245155" calcext:value-type="float">
            <text:p>-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0]+1.40625" office:value-type="float" office:value="81.5625" calcext:value-type="float">
            <text:p>81,5625</text:p>
          </table:table-cell>
          <table:table-cell table:formula="of:=[.$A$3]*SIN(RADIANS([.B61]))" office:value-type="float" office:value="252.240010041019" calcext:value-type="float">
            <text:p>2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1]+120))" office:value-type="float" office:value="-93.7165638316494" calcext:value-type="float">
            <text:p>-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1]+1.40625" office:value-type="float" office:value="82.96875" calcext:value-type="float">
            <text:p>82,96875</text:p>
          </table:table-cell>
          <table:table-cell table:formula="of:=[.$A$3]*SIN(RADIANS([.B62]))" office:value-type="float" office:value="253.082281322671" calcext:value-type="float">
            <text:p>25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2]+120))" office:value-type="float" office:value="-99.5083982850192" calcext:value-type="float">
            <text:p>-1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2]+1.40625" office:value-type="float" office:value="84.375" calcext:value-type="float">
            <text:p>84,375</text:p>
          </table:table-cell>
          <table:table-cell table:formula="of:=[.$A$3]*SIN(RADIANS([.B63]))" office:value-type="float" office:value="253.77210530141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3]+120))" office:value-type="float" office:value="-105.240292600121" calcext:value-type="float">
            <text:p>-10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3]+1.40625" office:value-type="float" office:value="85.78125" calcext:value-type="float">
            <text:p>85,78125</text:p>
          </table:table-cell>
          <table:table-cell table:formula="of:=[.$A$3]*SIN(RADIANS([.B64]))" office:value-type="float" office:value="254.309066453066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4]+120))" office:value-type="float" office:value="-110.908794098148" calcext:value-type="float">
            <text:p>-1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4]+1.40625" office:value-type="float" office:value="87.1875" calcext:value-type="float">
            <text:p>87,1875</text:p>
          </table:table-cell>
          <table:table-cell table:formula="of:=[.$A$3]*SIN(RADIANS([.B65]))" office:value-type="float" office:value="254.692841332319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5]+120))" office:value-type="float" office:value="-116.510488285757" calcext:value-type="float">
            <text:p>-1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5]+1.40625" office:value-type="float" office:value="88.59375" calcext:value-type="float">
            <text:p>88,59375</text:p>
          </table:table-cell>
          <table:table-cell table:formula="of:=[.$A$3]*SIN(RADIANS([.B66]))" office:value-type="float" office:value="254.923198767532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6]+120))" office:value-type="float" office:value="-122.042000911831" calcext:value-type="float">
            <text:p>-12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6]+1.40625" office:value-type="float" office:value="90" calcext:value-type="float">
            <text:p>90</text:p>
          </table:table-cell>
          <table:table-cell table:formula="of:=[.$A$3]*SIN(RADIANS([.B67])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7]+120))" office:value-type="float" office:value="-127.5" calcext:value-type="float">
            <text:p>-1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7]+1.40625" office:value-type="float" office:value="91.40625" calcext:value-type="float">
            <text:p>91,40625</text:p>
          </table:table-cell>
          <table:table-cell table:formula="of:=[.$A$3]*SIN(RADIANS([.B68]))" office:value-type="float" office:value="254.923198767532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8]+120))" office:value-type="float" office:value="-132.881197855701" calcext:value-type="float">
            <text:p>-1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8]+1.40625" office:value-type="float" office:value="92.8125" calcext:value-type="float">
            <text:p>92,8125</text:p>
          </table:table-cell>
          <table:table-cell table:formula="of:=[.$A$3]*SIN(RADIANS([.B69]))" office:value-type="float" office:value="254.692841332319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69]+120))" office:value-type="float" office:value="-138.182353046562" calcext:value-type="float">
            <text:p>-13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69]+1.40625" office:value-type="float" office:value="94.21875" calcext:value-type="float">
            <text:p>94,21875</text:p>
          </table:table-cell>
          <table:table-cell table:formula="of:=[.$A$3]*SIN(RADIANS([.B70]))" office:value-type="float" office:value="254.309066453066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0]+120))" office:value-type="float" office:value="-143.400272354918" calcext:value-type="float">
            <text:p>-1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0]+1.40625" office:value-type="float" office:value="95.625" calcext:value-type="float">
            <text:p>95,625</text:p>
          </table:table-cell>
          <table:table-cell table:formula="of:=[.$A$3]*SIN(RADIANS([.B71]))" office:value-type="float" office:value="253.77210530141" calcext:value-type="float">
            <text:p>25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1]+120))" office:value-type="float" office:value="-148.53181270129" calcext:value-type="float">
            <text:p>-1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1]+1.40625" office:value-type="float" office:value="97.03125" calcext:value-type="float">
            <text:p>97,03125</text:p>
          </table:table-cell>
          <table:table-cell table:formula="of:=[.$A$3]*SIN(RADIANS([.B72]))" office:value-type="float" office:value="253.082281322671" calcext:value-type="float">
            <text:p>25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2]+120))" office:value-type="float" office:value="-153.573883037652" calcext:value-type="float">
            <text:p>-1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2]+1.40625" office:value-type="float" office:value="98.4375" calcext:value-type="float">
            <text:p>98,4375</text:p>
          </table:table-cell>
          <table:table-cell table:formula="of:=[.$A$3]*SIN(RADIANS([.B73]))" office:value-type="float" office:value="252.240010041019" calcext:value-type="float">
            <text:p>25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3]+120))" office:value-type="float" office:value="-158.52344620937" calcext:value-type="float">
            <text:p>-15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3]+1.40625" office:value-type="float" office:value="99.84375" calcext:value-type="float">
            <text:p>99,84375</text:p>
          </table:table-cell>
          <table:table-cell table:formula="of:=[.$A$3]*SIN(RADIANS([.B74]))" office:value-type="float" office:value="251.24579880918" calcext:value-type="float">
            <text:p>25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4]+120))" office:value-type="float" office:value="-163.377520784664" calcext:value-type="float">
            <text:p>-16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4]+1.40625" office:value-type="float" office:value="101.25" calcext:value-type="float">
            <text:p>101,25</text:p>
          </table:table-cell>
          <table:table-cell table:formula="of:=[.$A$3]*SIN(RADIANS([.B75]))" office:value-type="float" office:value="250.100246502824" calcext:value-type="float">
            <text:p>25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5]+120))" office:value-type="float" office:value="-168.133182850518" calcext:value-type="float">
            <text:p>-16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5]+1.40625" office:value-type="float" office:value="102.65625" calcext:value-type="float">
            <text:p>102,65625</text:p>
          </table:table-cell>
          <table:table-cell table:formula="of:=[.$A$3]*SIN(RADIANS([.B76]))" office:value-type="float" office:value="248.804043159825" calcext:value-type="float">
            <text:p>249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6]+120))" office:value-type="float" office:value="-172.787567773926" calcext:value-type="float">
            <text:p>-17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6]+1.40625" office:value-type="float" office:value="104.0625" calcext:value-type="float">
            <text:p>104,0625</text:p>
          </table:table-cell>
          <table:table-cell table:formula="of:=[.$A$3]*SIN(RADIANS([.B77]))" office:value-type="float" office:value="247.357969564609" calcext:value-type="float">
            <text:p>247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7]+120))" office:value-type="float" office:value="-177.337871927451" calcext:value-type="float">
            <text:p>-17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7]+1.40625" office:value-type="float" office:value="105.46875" calcext:value-type="float">
            <text:p>105,46875</text:p>
          </table:table-cell>
          <table:table-cell table:formula="of:=[.$A$3]*SIN(RADIANS([.B78]))" office:value-type="float" office:value="245.762896777837" calcext:value-type="float">
            <text:p>24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8]+120))" office:value-type="float" office:value="-181.781354378017" calcext:value-type="float">
            <text:p>-1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8]+1.40625" office:value-type="float" office:value="106.875" calcext:value-type="float">
            <text:p>106,875</text:p>
          </table:table-cell>
          <table:table-cell table:formula="of:=[.$A$3]*SIN(RADIANS([.B79]))" office:value-type="float" office:value="244.019785611713" calcext:value-type="float">
            <text:p>244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79]+120))" office:value-type="float" office:value="-186.115338537948" calcext:value-type="float">
            <text:p>-18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79]+1.40625" office:value-type="float" office:value="108.28125" calcext:value-type="float">
            <text:p>108,28125</text:p>
          </table:table-cell>
          <table:table-cell table:formula="of:=[.$A$3]*SIN(RADIANS([.B80]))" office:value-type="float" office:value="242.129686051224" calcext:value-type="float">
            <text:p>242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0]+120))" office:value-type="float" office:value="-190.337213777245" calcext:value-type="float">
            <text:p>-1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0]+1.40625" office:value-type="float" office:value="109.6875" calcext:value-type="float">
            <text:p>109,6875</text:p>
          </table:table-cell>
          <table:table-cell table:formula="of:=[.$A$3]*SIN(RADIANS([.B81]))" office:value-type="float" office:value="240.09373662167" calcext:value-type="float">
            <text:p>24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1]+120))" office:value-type="float" office:value="-194.444436996129" calcext:value-type="float">
            <text:p>-1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1]+1.40625" office:value-type="float" office:value="111.09375" calcext:value-type="float">
            <text:p>111,09375</text:p>
          </table:table-cell>
          <table:table-cell table:formula="of:=[.$A$3]*SIN(RADIANS([.B82]))" office:value-type="float" office:value="237.913163702858" calcext:value-type="float">
            <text:p>23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2]+120))" office:value-type="float" office:value="-198.434534156912" calcext:value-type="float">
            <text:p>-1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2]+1.40625" office:value-type="float" office:value="112.5" calcext:value-type="float">
            <text:p>112,5</text:p>
          </table:table-cell>
          <table:table-cell table:formula="of:=[.$A$3]*SIN(RADIANS([.B83]))" office:value-type="float" office:value="235.589280790378" calcext:value-type="float">
            <text:p>236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3]+120))" office:value-type="float" office:value="-202.305101774265" calcext:value-type="float">
            <text:p>-20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3]+1.40625" office:value-type="float" office:value="113.90625" calcext:value-type="float">
            <text:p>113,90625</text:p>
          </table:table-cell>
          <table:table-cell table:formula="of:=[.$A$3]*SIN(RADIANS([.B84]))" office:value-type="float" office:value="233.1234877044" calcext:value-type="float">
            <text:p>233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4]+120))" office:value-type="float" office:value="-206.053808362984" calcext:value-type="float">
            <text:p>-20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4]+1.40625" office:value-type="float" office:value="115.3125" calcext:value-type="float">
            <text:p>115,3125</text:p>
          </table:table-cell>
          <table:table-cell table:formula="of:=[.$A$3]*SIN(RADIANS([.B85]))" office:value-type="float" office:value="230.517269746478" calcext:value-type="float">
            <text:p>231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5]+120))" office:value-type="float" office:value="-209.678395842393" calcext:value-type="float">
            <text:p>-2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5]+1.40625" office:value-type="float" office:value="116.71875" calcext:value-type="float">
            <text:p>116,71875</text:p>
          </table:table-cell>
          <table:table-cell table:formula="of:=[.$A$3]*SIN(RADIANS([.B86]))" office:value-type="float" office:value="227.772196804856" calcext:value-type="float">
            <text:p>228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86]+120))" office:value-type="float" office:value="-213.176680896526" calcext:value-type="float">
            <text:p>-213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6" table:formula="of:=[.B86]+1.40625" office:value-type="float" office:value="118.125" calcext:value-type="float">
            <text:p>118,125</text:p>
          </table:table-cell>
          <table:table-cell table:style-name="ce21" table:formula="of:=[.$A$3]*SIN(RADIANS([.B87]))" office:value-type="float" office:value="224.889922408831" calcext:value-type="float">
            <text:p>225</text:p>
          </table:table-cell>
          <table:table-cell office:value-type="string" calcext:value-type="string">
            <text:p>,</text:p>
          </table:table-cell>
          <table:table-cell table:style-name="ce21"/>
          <table:table-cell table:style-name="ce21" table:formula="of:=[.$A$3]*SIN(RADIANS([.B87]+120))" office:value-type="float" office:value="-216.546556289278" calcext:value-type="float">
            <text:p>-217</text:p>
          </table:table-cell>
          <table:table-cell table:style-name="ce14" table:number-columns-repeated="1018"/>
        </table:table-row>
        <table:table-row table:style-name="ro1">
          <table:table-cell/>
          <table:table-cell table:style-name="ce2" table:formula="of:=[.B87]+1.40625" office:value-type="float" office:value="119.53125" calcext:value-type="float">
            <text:p>119,53125</text:p>
          </table:table-cell>
          <table:table-cell table:formula="of:=[.E88]" office:value-type="float" office:value="226.251949238467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$A$3]*SIN(RADIANS([.B88]-57))" office:value-type="float" office:value="226.251949238467" calcext:value-type="float">
            <text:p>226</text:p>
          </table:table-cell>
          <table:table-cell table:formula="of:=[.$A$3]*SIN(RADIANS([.B88]+120))" office:value-type="float" office:value="-219.785992133717" calcext:value-type="float">
            <text:p>-22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8]+1.40625" office:value-type="float" office:value="120.9375" calcext:value-type="float">
            <text:p>120,9375</text:p>
          </table:table-cell>
          <table:table-cell table:formula="of:=[.E89]" office:value-type="float" office:value="229.070407342091" calcext:value-type="float">
            <text:p>229</text:p>
          </table:table-cell>
          <table:table-cell office:value-type="string" calcext:value-type="string">
            <text:p>,</text:p>
          </table:table-cell>
          <table:table-cell table:formula="of:=[.$A$3]*SIN(RADIANS([.B89]-57))" office:value-type="float" office:value="229.070407342091" calcext:value-type="float">
            <text:p>229</text:p>
          </table:table-cell>
          <table:table-cell table:formula="of:=[.$A$3]*SIN(RADIANS([.B89]+120))" office:value-type="float" office:value="-222.893037114824" calcext:value-type="float">
            <text:p>-2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9]+1.40625" office:value-type="float" office:value="122.34375" calcext:value-type="float">
            <text:p>122,34375</text:p>
          </table:table-cell>
          <table:table-cell table:formula="of:=[.E90]" office:value-type="float" office:value="231.750881997826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$A$3]*SIN(RADIANS([.B90]-57))" office:value-type="float" office:value="231.750881997826" calcext:value-type="float">
            <text:p>232</text:p>
          </table:table-cell>
          <table:table-cell table:formula="of:=[.$A$3]*SIN(RADIANS([.B90]+120))" office:value-type="float" office:value="-225.865819664879" calcext:value-type="float">
            <text:p>-22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0]+1.40625" office:value-type="float" office:value="123.75" calcext:value-type="float">
            <text:p>123,75</text:p>
          </table:table-cell>
          <table:table-cell table:formula="of:=[.E91]" office:value-type="float" office:value="234.291758587969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$A$3]*SIN(RADIANS([.B91]-57))" office:value-type="float" office:value="234.291758587969" calcext:value-type="float">
            <text:p>234</text:p>
          </table:table-cell>
          <table:table-cell table:formula="of:=[.$A$3]*SIN(RADIANS([.B91]+120))" office:value-type="float" office:value="-228.702549090836" calcext:value-type="float">
            <text:p>-2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1]+1.40625" office:value-type="float" office:value="125.15625" calcext:value-type="float">
            <text:p>125,15625</text:p>
          </table:table-cell>
          <table:table-cell table:formula="of:=[.E92]" office:value-type="float" office:value="236.691506583472" calcext:value-type="float">
            <text:p>237</text:p>
          </table:table-cell>
          <table:table-cell office:value-type="string" calcext:value-type="string">
            <text:p>,</text:p>
          </table:table-cell>
          <table:table-cell table:formula="of:=[.$A$3]*SIN(RADIANS([.B92]-57))" office:value-type="float" office:value="236.691506583472" calcext:value-type="float">
            <text:p>237</text:p>
          </table:table-cell>
          <table:table-cell table:formula="of:=[.$A$3]*SIN(RADIANS([.B92]+120))" office:value-type="float" office:value="-231.401516652959" calcext:value-type="float">
            <text:p>-23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2]+1.40625" office:value-type="float" office:value="126.5625" calcext:value-type="float">
            <text:p>126,5625</text:p>
          </table:table-cell>
          <table:table-cell table:formula="of:=[.E93]" office:value-type="float" office:value="238.948680465875" calcext:value-type="float">
            <text:p>239</text:p>
          </table:table-cell>
          <table:table-cell office:value-type="string" calcext:value-type="string">
            <text:p>,</text:p>
          </table:table-cell>
          <table:table-cell table:formula="of:=[.$A$3]*SIN(RADIANS([.B93]-57))" office:value-type="float" office:value="238.948680465875" calcext:value-type="float">
            <text:p>239</text:p>
          </table:table-cell>
          <table:table-cell table:formula="of:=[.$A$3]*SIN(RADIANS([.B93]+120))" office:value-type="float" office:value="-233.96109659411" calcext:value-type="float">
            <text:p>-23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3]+1.40625" office:value-type="float" office:value="127.96875" calcext:value-type="float">
            <text:p>127,96875</text:p>
          </table:table-cell>
          <table:table-cell table:formula="of:=[.E94]" office:value-type="float" office:value="241.061920598031" calcext:value-type="float">
            <text:p>241</text:p>
          </table:table-cell>
          <table:table-cell office:value-type="string" calcext:value-type="string">
            <text:p>,</text:p>
          </table:table-cell>
          <table:table-cell table:formula="of:=[.$A$3]*SIN(RADIANS([.B94]-57))" office:value-type="float" office:value="241.061920598031" calcext:value-type="float">
            <text:p>241</text:p>
          </table:table-cell>
          <table:table-cell table:formula="of:=[.$A$3]*SIN(RADIANS([.B94]+120))" office:value-type="float" office:value="-236.379747119042" calcext:value-type="float">
            <text:p>-23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4]+1.40625" office:value-type="float" office:value="129.375" calcext:value-type="float">
            <text:p>129,375</text:p>
          </table:table-cell>
          <table:table-cell table:formula="of:=[.E95]" office:value-type="float" office:value="243.029954043106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$A$3]*SIN(RADIANS([.B95]-57))" office:value-type="float" office:value="243.029954043106" calcext:value-type="float">
            <text:p>243</text:p>
          </table:table-cell>
          <table:table-cell table:formula="of:=[.$A$3]*SIN(RADIANS([.B95]+120))" office:value-type="float" office:value="-238.656011323118" calcext:value-type="float">
            <text:p>-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5]+1.40625" office:value-type="float" office:value="130.78125" calcext:value-type="float">
            <text:p>130,78125</text:p>
          </table:table-cell>
          <table:table-cell table:formula="of:=[.E96]" office:value-type="float" office:value="244.85159533134" calcext:value-type="float">
            <text:p>245</text:p>
          </table:table-cell>
          <table:table-cell office:value-type="string" calcext:value-type="string">
            <text:p>,</text:p>
          </table:table-cell>
          <table:table-cell table:formula="of:=[.$A$3]*SIN(RADIANS([.B96]-57))" office:value-type="float" office:value="244.85159533134" calcext:value-type="float">
            <text:p>245</text:p>
          </table:table-cell>
          <table:table-cell table:formula="of:=[.$A$3]*SIN(RADIANS([.B96]+120))" office:value-type="float" office:value="-240.788518069896" calcext:value-type="float">
            <text:p>-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6]+1.40625" office:value-type="float" office:value="132.1875" calcext:value-type="float">
            <text:p>132,1875</text:p>
          </table:table-cell>
          <table:table-cell table:formula="of:=[.E97]" office:value-type="float" office:value="246.525747174137" calcext:value-type="float">
            <text:p>247</text:p>
          </table:table-cell>
          <table:table-cell office:value-type="string" calcext:value-type="string">
            <text:p>,</text:p>
          </table:table-cell>
          <table:table-cell table:formula="of:=[.$A$3]*SIN(RADIANS([.B97]-57))" office:value-type="float" office:value="246.525747174137" calcext:value-type="float">
            <text:p>247</text:p>
          </table:table-cell>
          <table:table-cell table:formula="of:=[.$A$3]*SIN(RADIANS([.B97]+120))" office:value-type="float" office:value="-242.775982817051" calcext:value-type="float">
            <text:p>-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7]+1.40625" office:value-type="float" office:value="133.59375" calcext:value-type="float">
            <text:p>133,59375</text:p>
          </table:table-cell>
          <table:table-cell table:formula="of:=[.E98]" office:value-type="float" office:value="248.05140112502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$A$3]*SIN(RADIANS([.B98]-57))" office:value-type="float" office:value="248.051401125028" calcext:value-type="float">
            <text:p>248</text:p>
          </table:table-cell>
          <table:table-cell table:formula="of:=[.$A$3]*SIN(RADIANS([.B98]+120))" office:value-type="float" office:value="-244.617208390135" calcext:value-type="float">
            <text:p>-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8]+1.40625" office:value-type="float" office:value="135" calcext:value-type="float">
            <text:p>135</text:p>
          </table:table-cell>
          <table:table-cell table:formula="of:=[.E99]" office:value-type="float" office:value="249.42763818712" calcext:value-type="float">
            <text:p>249</text:p>
          </table:table-cell>
          <table:table-cell office:value-type="string" calcext:value-type="string">
            <text:p>,</text:p>
          </table:table-cell>
          <table:table-cell table:formula="of:=[.$A$3]*SIN(RADIANS([.B99]-57))" office:value-type="float" office:value="249.42763818712" calcext:value-type="float">
            <text:p>249</text:p>
          </table:table-cell>
          <table:table-cell table:formula="of:=[.$A$3]*SIN(RADIANS([.B99]+120))" office:value-type="float" office:value="-246.311085703712" calcext:value-type="float">
            <text:p>-2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9]+1.40625" office:value-type="float" office:value="136.40625" calcext:value-type="float">
            <text:p>136,40625</text:p>
          </table:table-cell>
          <table:table-cell table:formula="of:=[.E100]" office:value-type="float" office:value="250.653629366669" calcext:value-type="float">
            <text:p>251</text:p>
          </table:table-cell>
          <table:table-cell office:value-type="string" calcext:value-type="string">
            <text:p>,</text:p>
          </table:table-cell>
          <table:table-cell table:formula="of:=[.$A$3]*SIN(RADIANS([.B100]-57))" office:value-type="float" office:value="250.653629366669" calcext:value-type="float">
            <text:p>251</text:p>
          </table:table-cell>
          <table:table-cell table:formula="of:=[.$A$3]*SIN(RADIANS([.B100]+120))" office:value-type="float" office:value="-247.856594429426" calcext:value-type="float">
            <text:p>-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0]+1.40625" office:value-type="float" office:value="137.8125" calcext:value-type="float">
            <text:p>137,8125</text:p>
          </table:table-cell>
          <table:table-cell table:formula="of:=[.E101]" office:value-type="float" office:value="251.72863617243" calcext:value-type="float">
            <text:p>252</text:p>
          </table:table-cell>
          <table:table-cell office:value-type="string" calcext:value-type="string">
            <text:p>,</text:p>
          </table:table-cell>
          <table:table-cell table:formula="of:=[.$A$3]*SIN(RADIANS([.B101]-57))" office:value-type="float" office:value="251.72863617243" calcext:value-type="float">
            <text:p>252</text:p>
          </table:table-cell>
          <table:table-cell table:formula="of:=[.$A$3]*SIN(RADIANS([.B101]+120))" office:value-type="float" office:value="-249.252803610611" calcext:value-type="float">
            <text:p>-2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1]+1.40625" office:value-type="float" office:value="139.21875" calcext:value-type="float">
            <text:p>139,21875</text:p>
          </table:table-cell>
          <table:table-cell table:formula="of:=[.E102]" office:value-type="float" office:value="252.652011060501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02]-57))" office:value-type="float" office:value="252.652011060501" calcext:value-type="float">
            <text:p>253</text:p>
          </table:table-cell>
          <table:table-cell table:formula="of:=[.$A$3]*SIN(RADIANS([.B102]+120))" office:value-type="float" office:value="-250.498872223063" calcext:value-type="float">
            <text:p>-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2]+1.40625" office:value-type="float" office:value="140.625" calcext:value-type="float">
            <text:p>140,625</text:p>
          </table:table-cell>
          <table:table-cell table:formula="of:=[.E103]" office:value-type="float" office:value="253.423197824376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03]-57))" office:value-type="float" office:value="253.423197824376" calcext:value-type="float">
            <text:p>253</text:p>
          </table:table-cell>
          <table:table-cell table:formula="of:=[.$A$3]*SIN(RADIANS([.B103]+120))" office:value-type="float" office:value="-251.594049681644" calcext:value-type="float">
            <text:p>-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3]+1.40625" office:value-type="float" office:value="142.03125" calcext:value-type="float">
            <text:p>142,03125</text:p>
          </table:table-cell>
          <table:table-cell table:formula="of:=[.E104]" office:value-type="float" office:value="254.041731929986" calcext:value-type="float">
            <text:p>254</text:p>
          </table:table-cell>
          <table:table-cell office:value-type="string" calcext:value-type="string">
            <text:p>,</text:p>
          </table:table-cell>
          <table:table-cell table:formula="of:=[.$A$3]*SIN(RADIANS([.B104]-57))" office:value-type="float" office:value="254.041731929986" calcext:value-type="float">
            <text:p>254</text:p>
          </table:table-cell>
          <table:table-cell table:formula="of:=[.$A$3]*SIN(RADIANS([.B104]+120))" office:value-type="float" office:value="-252.537676292405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4]+1.40625" office:value-type="float" office:value="143.4375" calcext:value-type="float">
            <text:p>143,4375</text:p>
          </table:table-cell>
          <table:table-cell table:formula="of:=[.E105]" office:value-type="float" office:value="254.507240795513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5]-57))" office:value-type="float" office:value="254.507240795513" calcext:value-type="float">
            <text:p>255</text:p>
          </table:table-cell>
          <table:table-cell table:formula="of:=[.$A$3]*SIN(RADIANS([.B105]+120))" office:value-type="float" office:value="-253.329183649958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5]+1.40625" office:value-type="float" office:value="144.84375" calcext:value-type="float">
            <text:p>144,84375</text:p>
          </table:table-cell>
          <table:table-cell table:formula="of:=[.E106]" office:value-type="float" office:value="254.819444015824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6]-57))" office:value-type="float" office:value="254.819444015824" calcext:value-type="float">
            <text:p>255</text:p>
          </table:table-cell>
          <table:table-cell table:formula="of:=[.$A$3]*SIN(RADIANS([.B106]+120))" office:value-type="float" office:value="-253.96809497987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6]+1.40625" office:value-type="float" office:value="146.25" calcext:value-type="float">
            <text:p>146,25</text:p>
          </table:table-cell>
          <table:table-cell table:formula="of:=[.E107]" office:value-type="float" office:value="254.978153531372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7]-57))" office:value-type="float" office:value="254.978153531372" calcext:value-type="float">
            <text:p>255</text:p>
          </table:table-cell>
          <table:table-cell table:formula="of:=[.$A$3]*SIN(RADIANS([.B107]+120))" office:value-type="float" office:value="-254.454025425844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7]+1.40625" office:value-type="float" office:value="147.65625" calcext:value-type="float">
            <text:p>147,65625</text:p>
          </table:table-cell>
          <table:table-cell table:formula="of:=[.E108]" office:value-type="float" office:value="254.98327374148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8]-57))" office:value-type="float" office:value="254.98327374148" calcext:value-type="float">
            <text:p>255</text:p>
          </table:table-cell>
          <table:table-cell table:formula="of:=[.$A$3]*SIN(RADIANS([.B108]+120))" office:value-type="float" office:value="-254.78668228155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8]+1.40625" office:value-type="float" office:value="149.0625" calcext:value-type="float">
            <text:p>149,0625</text:p>
          </table:table-cell>
          <table:table-cell table:formula="of:=[.E109]" office:value-type="float" office:value="254.834801561925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09]-57))" office:value-type="float" office:value="254.834801561925" calcext:value-type="float">
            <text:p>255</text:p>
          </table:table-cell>
          <table:table-cell table:formula="of:=[.$A$3]*SIN(RADIANS([.B109]+120))" office:value-type="float" office:value="-254.965865166938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9]+1.40625" office:value-type="float" office:value="150.46875" calcext:value-type="float">
            <text:p>150,46875</text:p>
          </table:table-cell>
          <table:table-cell table:formula="of:=[.E110]" office:value-type="float" office:value="254.532826426796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$A$3]*SIN(RADIANS([.B110]-57))" office:value-type="float" office:value="254.532826426796" calcext:value-type="float">
            <text:p>255</text:p>
          </table:table-cell>
          <table:table-cell table:formula="of:=[.$A$3]*SIN(RADIANS([.B110]+120))" office:value-type="float" office:value="-254.991466148937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0]+1.40625" office:value-type="float" office:value="151.875" calcext:value-type="float">
            <text:p>151,875</text:p>
          </table:table-cell>
          <table:table-cell table:formula="of:=[.E111]" office:value-type="float" office:value="254.077530234623" calcext:value-type="float">
            <text:p>254</text:p>
          </table:table-cell>
          <table:table-cell office:value-type="string" calcext:value-type="string">
            <text:p>,</text:p>
          </table:table-cell>
          <table:table-cell table:formula="of:=[.$A$3]*SIN(RADIANS([.B111]-57))" office:value-type="float" office:value="254.077530234623" calcext:value-type="float">
            <text:p>254</text:p>
          </table:table-cell>
          <table:table-cell table:formula="of:=[.$A$3]*SIN(RADIANS([.B111]+120))" office:value-type="float" office:value="-254.863469806473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1]+1.40625" office:value-type="float" office:value="153.28125" calcext:value-type="float">
            <text:p>153,28125</text:p>
          </table:table-cell>
          <table:table-cell table:formula="of:=[.E112]" office:value-type="float" office:value="253.469187238807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12]-57))" office:value-type="float" office:value="253.469187238807" calcext:value-type="float">
            <text:p>253</text:p>
          </table:table-cell>
          <table:table-cell table:formula="of:=[.$A$3]*SIN(RADIANS([.B112]+120))" office:value-type="float" office:value="-254.581953239757" calcext:value-type="float">
            <text:p>-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2]+1.40625" office:value-type="float" office:value="154.6875" calcext:value-type="float">
            <text:p>154,6875</text:p>
          </table:table-cell>
          <table:table-cell table:formula="of:=[.E113]" office:value-type="float" office:value="252.708163882423" calcext:value-type="float">
            <text:p>253</text:p>
          </table:table-cell>
          <table:table-cell office:value-type="string" calcext:value-type="string">
            <text:p>,</text:p>
          </table:table-cell>
          <table:table-cell table:formula="of:=[.$A$3]*SIN(RADIANS([.B113]-57))" office:value-type="float" office:value="252.708163882423" calcext:value-type="float">
            <text:p>253</text:p>
          </table:table-cell>
          <table:table-cell table:formula="of:=[.$A$3]*SIN(RADIANS([.B113]+120))" office:value-type="float" office:value="-254.147086023841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3]+1.40625" office:value-type="float" office:value="156.09375" calcext:value-type="float">
            <text:p>156,09375</text:p>
          </table:table-cell>
          <table:table-cell table:formula="of:=[.E114]" office:value-type="float" office:value="251.794918577482" calcext:value-type="float">
            <text:p>252</text:p>
          </table:table-cell>
          <table:table-cell office:value-type="string" calcext:value-type="string">
            <text:p>,</text:p>
          </table:table-cell>
          <table:table-cell table:formula="of:=[.$A$3]*SIN(RADIANS([.B114]-57))" office:value-type="float" office:value="251.794918577482" calcext:value-type="float">
            <text:p>252</text:p>
          </table:table-cell>
          <table:table-cell table:formula="of:=[.$A$3]*SIN(RADIANS([.B114]+120))" office:value-type="float" office:value="-253.559130106476" calcext:value-type="float">
            <text:p>-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4]+1.40625" office:value-type="float" office:value="157.5" calcext:value-type="float">
            <text:p>157,5</text:p>
          </table:table-cell>
          <table:table-cell table:formula="of:=[.E115]" office:value-type="float" office:value="250.730001428808" calcext:value-type="float">
            <text:p>251</text:p>
          </table:table-cell>
          <table:table-cell office:value-type="string" calcext:value-type="string">
            <text:p>,</text:p>
          </table:table-cell>
          <table:table-cell table:formula="of:=[.$A$3]*SIN(RADIANS([.B115]-57))" office:value-type="float" office:value="250.730001428808" calcext:value-type="float">
            <text:p>251</text:p>
          </table:table-cell>
          <table:table-cell table:formula="of:=[.$A$3]*SIN(RADIANS([.B115]+120))" office:value-type="float" office:value="-252.818439650322" calcext:value-type="float">
            <text:p>-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5]+1.40625" office:value-type="float" office:value="158.90625" calcext:value-type="float">
            <text:p>158,90625</text:p>
          </table:table-cell>
          <table:table-cell table:formula="of:=[.E116]" office:value-type="float" office:value="249.514053902673" calcext:value-type="float">
            <text:p>250</text:p>
          </table:table-cell>
          <table:table-cell office:value-type="string" calcext:value-type="string">
            <text:p>,</text:p>
          </table:table-cell>
          <table:table-cell table:formula="of:=[.$A$3]*SIN(RADIANS([.B116]-57))" office:value-type="float" office:value="249.514053902673" calcext:value-type="float">
            <text:p>250</text:p>
          </table:table-cell>
          <table:table-cell table:formula="of:=[.$A$3]*SIN(RADIANS([.B116]+120))" office:value-type="float" office:value="-251.925460819612" calcext:value-type="float">
            <text:p>-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6]+1.40625" office:value-type="float" office:value="160.3125" calcext:value-type="float">
            <text:p>160,3125</text:p>
          </table:table-cell>
          <table:table-cell table:formula="of:=[.E117]" office:value-type="float" office:value="248.14780844039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$A$3]*SIN(RADIANS([.B117]-57))" office:value-type="float" office:value="248.147808440398" calcext:value-type="float">
            <text:p>248</text:p>
          </table:table-cell>
          <table:table-cell table:formula="of:=[.$A$3]*SIN(RADIANS([.B117]+120))" office:value-type="float" office:value="-250.880731511405" calcext:value-type="float">
            <text:p>-25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7]+1.40625" office:value-type="float" office:value="161.71875" calcext:value-type="float">
            <text:p>161,71875</text:p>
          </table:table-cell>
          <table:table-cell table:formula="of:=[.E118]" office:value-type="float" office:value="246.632088017163" calcext:value-type="float">
            <text:p>247</text:p>
          </table:table-cell>
          <table:table-cell office:value-type="string" calcext:value-type="string">
            <text:p>,</text:p>
          </table:table-cell>
          <table:table-cell table:formula="of:=[.$A$3]*SIN(RADIANS([.B118]-57))" office:value-type="float" office:value="246.632088017163" calcext:value-type="float">
            <text:p>247</text:p>
          </table:table-cell>
          <table:table-cell table:formula="of:=[.$A$3]*SIN(RADIANS([.B118]+120))" office:value-type="float" office:value="-249.68488103157" calcext:value-type="float">
            <text:p>-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8]+1.40625" office:value-type="float" office:value="163.125" calcext:value-type="float">
            <text:p>163,125</text:p>
          </table:table-cell>
          <table:table-cell table:formula="of:=[.E119]" office:value-type="float" office:value="244.967805646273" calcext:value-type="float">
            <text:p>245</text:p>
          </table:table-cell>
          <table:table-cell office:value-type="string" calcext:value-type="string">
            <text:p>,</text:p>
          </table:table-cell>
          <table:table-cell table:formula="of:=[.$A$3]*SIN(RADIANS([.B119]-57))" office:value-type="float" office:value="244.967805646273" calcext:value-type="float">
            <text:p>245</text:p>
          </table:table-cell>
          <table:table-cell table:formula="of:=[.$A$3]*SIN(RADIANS([.B119]+120))" office:value-type="float" office:value="-248.33862971572" calcext:value-type="float">
            <text:p>-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9]+1.40625" office:value-type="float" office:value="164.53125" calcext:value-type="float">
            <text:p>164,53125</text:p>
          </table:table-cell>
          <table:table-cell table:formula="of:=[.E120]" office:value-type="float" office:value="243.155963829199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$A$3]*SIN(RADIANS([.B120]-57))" office:value-type="float" office:value="243.155963829199" calcext:value-type="float">
            <text:p>243</text:p>
          </table:table-cell>
          <table:table-cell table:formula="of:=[.$A$3]*SIN(RADIANS([.B120]+120))" office:value-type="float" office:value="-246.842788495309" calcext:value-type="float">
            <text:p>-24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0]+1.40625" office:value-type="float" office:value="165.9375" calcext:value-type="float">
            <text:p>165,9375</text:p>
          </table:table-cell>
          <table:table-cell table:formula="of:=[.E121]" office:value-type="float" office:value="241.197653951702" calcext:value-type="float">
            <text:p>241</text:p>
          </table:table-cell>
          <table:table-cell office:value-type="string" calcext:value-type="string">
            <text:p>,</text:p>
          </table:table-cell>
          <table:table-cell table:formula="of:=[.$A$3]*SIN(RADIANS([.B121]-57))" office:value-type="float" office:value="241.197653951702" calcext:value-type="float">
            <text:p>241</text:p>
          </table:table-cell>
          <table:table-cell table:formula="of:=[.$A$3]*SIN(RADIANS([.B121]+120))" office:value-type="float" office:value="-245.198258409155" calcext:value-type="float">
            <text:p>-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1]+1.40625" office:value-type="float" office:value="167.34375" calcext:value-type="float">
            <text:p>167,34375</text:p>
          </table:table-cell>
          <table:table-cell table:formula="of:=[.E122]" office:value-type="float" office:value="239.094055626425" calcext:value-type="float">
            <text:p>239</text:p>
          </table:table-cell>
          <table:table-cell office:value-type="string" calcext:value-type="string">
            <text:p>,</text:p>
          </table:table-cell>
          <table:table-cell table:formula="of:=[.$A$3]*SIN(RADIANS([.B122]-57))" office:value-type="float" office:value="239.094055626425" calcext:value-type="float">
            <text:p>239</text:p>
          </table:table-cell>
          <table:table-cell table:formula="of:=[.$A$3]*SIN(RADIANS([.B122]+120))" office:value-type="float" office:value="-243.406030060689" calcext:value-type="float">
            <text:p>-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2]+1.40625" office:value-type="float" office:value="168.75" calcext:value-type="float">
            <text:p>168,75</text:p>
          </table:table-cell>
          <table:table-cell table:formula="of:=[.E123]" office:value-type="float" office:value="236.846435982341" calcext:value-type="float">
            <text:p>237</text:p>
          </table:table-cell>
          <table:table-cell office:value-type="string" calcext:value-type="string">
            <text:p>,</text:p>
          </table:table-cell>
          <table:table-cell table:formula="of:=[.$A$3]*SIN(RADIANS([.B123]-57))" office:value-type="float" office:value="236.846435982341" calcext:value-type="float">
            <text:p>237</text:p>
          </table:table-cell>
          <table:table-cell table:formula="of:=[.$A$3]*SIN(RADIANS([.B123]+120))" office:value-type="float" office:value="-241.467183021252" calcext:value-type="float">
            <text:p>-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3]+1.40625" office:value-type="float" office:value="170.15625" calcext:value-type="float">
            <text:p>170,15625</text:p>
          </table:table-cell>
          <table:table-cell table:formula="of:=[.E124]" office:value-type="float" office:value="234.45614890148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$A$3]*SIN(RADIANS([.B124]-57))" office:value-type="float" office:value="234.45614890148" calcext:value-type="float">
            <text:p>234</text:p>
          </table:table-cell>
          <table:table-cell table:formula="of:=[.$A$3]*SIN(RADIANS([.B124]+120))" office:value-type="float" office:value="-239.382885179802" calcext:value-type="float">
            <text:p>-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4]+1.40625" office:value-type="float" office:value="171.5625" calcext:value-type="float">
            <text:p>171,5625</text:p>
          </table:table-cell>
          <table:table-cell table:formula="of:=[.E125]" office:value-type="float" office:value="231.924634203401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$A$3]*SIN(RADIANS([.B125]-57))" office:value-type="float" office:value="231.924634203401" calcext:value-type="float">
            <text:p>232</text:p>
          </table:table-cell>
          <table:table-cell table:formula="of:=[.$A$3]*SIN(RADIANS([.B125]+120))" office:value-type="float" office:value="-237.154392039423" calcext:value-type="float">
            <text:p>-23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5]+1.40625" office:value-type="float" office:value="172.96875" calcext:value-type="float">
            <text:p>172,96875</text:p>
          </table:table-cell>
          <table:table-cell table:formula="of:=[.E126]" office:value-type="float" office:value="229.253416777898" calcext:value-type="float">
            <text:p>229</text:p>
          </table:table-cell>
          <table:table-cell office:value-type="string" calcext:value-type="string">
            <text:p>,</text:p>
          </table:table-cell>
          <table:table-cell table:formula="of:=[.$A$3]*SIN(RADIANS([.B126]-57))" office:value-type="float" office:value="229.253416777898" calcext:value-type="float">
            <text:p>229</text:p>
          </table:table-cell>
          <table:table-cell table:formula="of:=[.$A$3]*SIN(RADIANS([.B126]+120))" office:value-type="float" office:value="-234.783045961053" calcext:value-type="float">
            <text:p>-2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6]+1.40625" office:value-type="float" office:value="174.375" calcext:value-type="float">
            <text:p>174,375</text:p>
          </table:table-cell>
          <table:table-cell table:formula="of:=[.E127]" office:value-type="float" office:value="226.444105666466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$A$3]*SIN(RADIANS([.B127]-57))" office:value-type="float" office:value="226.444105666466" calcext:value-type="float">
            <text:p>226</text:p>
          </table:table-cell>
          <table:table-cell table:formula="of:=[.$A$3]*SIN(RADIANS([.B127]+120))" office:value-type="float" office:value="-232.2702753549" calcext:value-type="float">
            <text:p>-23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7]+1.40625" office:value-type="float" office:value="175.78125" calcext:value-type="float">
            <text:p>175,78125</text:p>
          </table:table-cell>
          <table:table-cell table:formula="of:=[.E128]" office:value-type="float" office:value="223.498393093071" calcext:value-type="float">
            <text:p>223</text:p>
          </table:table-cell>
          <table:table-cell office:value-type="string" calcext:value-type="string">
            <text:p>,</text:p>
          </table:table-cell>
          <table:table-cell table:formula="of:=[.$A$3]*SIN(RADIANS([.B128]-57))" office:value-type="float" office:value="223.498393093071" calcext:value-type="float">
            <text:p>223</text:p>
          </table:table-cell>
          <table:table-cell table:formula="of:=[.$A$3]*SIN(RADIANS([.B128]+120))" office:value-type="float" office:value="-229.617593820018" calcext:value-type="float">
            <text:p>-23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8]+1.40625" office:value-type="float" office:value="177.1875" calcext:value-type="float">
            <text:p>177,1875</text:p>
          </table:table-cell>
          <table:table-cell table:formula="of:=[.E129]" office:value-type="float" office:value="220.418053444819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[.$A$3]*SIN(RADIANS([.B129]-57))" office:value-type="float" office:value="220.418053444819" calcext:value-type="float">
            <text:p>220</text:p>
          </table:table-cell>
          <table:table-cell table:formula="of:=[.$A$3]*SIN(RADIANS([.B129]+120))" office:value-type="float" office:value="-226.826599232573" calcext:value-type="float">
            <text:p>-2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9]+1.40625" office:value-type="float" office:value="178.59375" calcext:value-type="float">
            <text:p>178,59375</text:p>
          </table:table-cell>
          <table:table-cell table:formula="of:=[.E130]" office:value-type="float" office:value="217.204942203135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[.$A$3]*SIN(RADIANS([.B130]-57))" office:value-type="float" office:value="217.204942203135" calcext:value-type="float">
            <text:p>217</text:p>
          </table:table-cell>
          <table:table-cell table:formula="of:=[.$A$3]*SIN(RADIANS([.B130]+120))" office:value-type="float" office:value="-223.898972783344" calcext:value-type="float">
            <text:p>-2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0]+1.40625" office:value-type="float" office:value="180" calcext:value-type="float">
            <text:p>180</text:p>
          </table:table-cell>
          <table:table-cell table:formula="of:=[.E131]" office:value-type="float" office:value="213.860994826083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[.$A$3]*SIN(RADIANS([.B131]-57))" office:value-type="float" office:value="213.860994826083" calcext:value-type="float">
            <text:p>214</text:p>
          </table:table-cell>
          <table:table-cell table:formula="of:=[.$A$3]*SIN(RADIANS([.B131]+120))" office:value-type="float" office:value="-220.836477965032" calcext:value-type="float">
            <text:p>-2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1]+1.40625" office:value-type="float" office:value="181.40625" calcext:value-type="float">
            <text:p>181,40625</text:p>
          </table:table-cell>
          <table:table-cell table:formula="of:=[.E132]" office:value-type="float" office:value="210.388225582526" calcext:value-type="float">
            <text:p>210</text:p>
          </table:table-cell>
          <table:table-cell office:value-type="string" calcext:value-type="string">
            <text:p>,</text:p>
          </table:table-cell>
          <table:table-cell table:formula="of:=[.$A$3]*SIN(RADIANS([.B132]-57))" office:value-type="float" office:value="210.388225582526" calcext:value-type="float">
            <text:p>210</text:p>
          </table:table-cell>
          <table:table-cell table:formula="of:=[.$A$3]*SIN(RADIANS([.B132]+120))" office:value-type="float" office:value="-217.640959510001" calcext:value-type="float">
            <text:p>-2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2]+1.40625" office:value-type="float" office:value="182.8125" calcext:value-type="float">
            <text:p>182,8125</text:p>
          </table:table-cell>
          <table:table-cell table:formula="of:=[.E133]" office:value-type="float" office:value="206.7887263388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[.$A$3]*SIN(RADIANS([.B133]-57))" office:value-type="float" office:value="206.7887263388" calcext:value-type="float">
            <text:p>207</text:p>
          </table:table-cell>
          <table:table-cell table:formula="of:=[.$A$3]*SIN(RADIANS([.B133]+120))" office:value-type="float" office:value="-214.314342279082" calcext:value-type="float">
            <text:p>-21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3]+1.40625" office:value-type="float" office:value="184.21875" calcext:value-type="float">
            <text:p>184,21875</text:p>
          </table:table-cell>
          <table:table-cell table:formula="of:=[.E134]" office:value-type="float" office:value="203.064665298656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[.$A$3]*SIN(RADIANS([.B134]-57))" office:value-type="float" office:value="203.064665298656" calcext:value-type="float">
            <text:p>203</text:p>
          </table:table-cell>
          <table:table-cell table:formula="of:=[.$A$3]*SIN(RADIANS([.B134]+120))" office:value-type="float" office:value="-210.858630102103" calcext:value-type="float">
            <text:p>-2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4]+1.40625" office:value-type="float" office:value="185.625" calcext:value-type="float">
            <text:p>185,625</text:p>
          </table:table-cell>
          <table:table-cell table:formula="of:=[.E135]" office:value-type="float" office:value="199.218285697213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[.$A$3]*SIN(RADIANS([.B135]-57))" office:value-type="float" office:value="199.218285697213" calcext:value-type="float">
            <text:p>199</text:p>
          </table:table-cell>
          <table:table-cell table:formula="of:=[.$A$3]*SIN(RADIANS([.B135]+120))" office:value-type="float" office:value="-207.275904570862" calcext:value-type="float">
            <text:p>-2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5]+1.40625" office:value-type="float" office:value="187.03125" calcext:value-type="float">
            <text:p>187,03125</text:p>
          </table:table-cell>
          <table:table-cell table:formula="of:=[.E136]" office:value-type="float" office:value="195.251904449718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$A$3]*SIN(RADIANS([.B136]-57))" office:value-type="float" office:value="195.251904449718" calcext:value-type="float">
            <text:p>195</text:p>
          </table:table-cell>
          <table:table-cell table:formula="of:=[.$A$3]*SIN(RADIANS([.B136]+120))" office:value-type="float" office:value="-203.568323785253" calcext:value-type="float">
            <text:p>-20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6]+1.40625" office:value-type="float" office:value="188.4375" calcext:value-type="float">
            <text:p>188,4375</text:p>
          </table:table-cell>
          <table:table-cell table:formula="of:=[.E137]" office:value-type="float" office:value="191.16791075592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$A$3]*SIN(RADIANS([.B137]-57))" office:value-type="float" office:value="191.167910755921" calcext:value-type="float">
            <text:p>191</text:p>
          </table:table-cell>
          <table:table-cell table:formula="of:=[.$A$3]*SIN(RADIANS([.B137]+120))" office:value-type="float" office:value="-199.738121053306" calcext:value-type="float">
            <text:p>-2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7]+1.40625" office:value-type="float" office:value="189.84375" calcext:value-type="float">
            <text:p>189,84375</text:p>
          </table:table-cell>
          <table:table-cell table:formula="of:=[.E138]" office:value-type="float" office:value="186.968764660914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$A$3]*SIN(RADIANS([.B138]-57))" office:value-type="float" office:value="186.968764660914" calcext:value-type="float">
            <text:p>187</text:p>
          </table:table-cell>
          <table:table-cell table:formula="of:=[.$A$3]*SIN(RADIANS([.B138]+120))" office:value-type="float" office:value="-195.787603545926" calcext:value-type="float">
            <text:p>-1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8]+1.40625" office:value-type="float" office:value="191.25" calcext:value-type="float">
            <text:p>191,25</text:p>
          </table:table-cell>
          <table:table-cell table:formula="of:=[.E139]" office:value-type="float" office:value="182.656995573287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$A$3]*SIN(RADIANS([.B139]-57))" office:value-type="float" office:value="182.656995573287" calcext:value-type="float">
            <text:p>183</text:p>
          </table:table-cell>
          <table:table-cell table:formula="of:=[.$A$3]*SIN(RADIANS([.B139]+120))" office:value-type="float" office:value="-191.719150907139" calcext:value-type="float">
            <text:p>-19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9]+1.40625" office:value-type="float" office:value="192.65625" calcext:value-type="float">
            <text:p>192,65625</text:p>
          </table:table-cell>
          <table:table-cell table:formula="of:=[.E140]" office:value-type="float" office:value="178.235200741512" calcext:value-type="float">
            <text:p>178</text:p>
          </table:table-cell>
          <table:table-cell office:value-type="string" calcext:value-type="string">
            <text:p>,</text:p>
          </table:table-cell>
          <table:table-cell table:formula="of:=[.$A$3]*SIN(RADIANS([.B140]-57))" office:value-type="float" office:value="178.235200741512" calcext:value-type="float">
            <text:p>178</text:p>
          </table:table-cell>
          <table:table-cell table:formula="of:=[.$A$3]*SIN(RADIANS([.B140]+120))" office:value-type="float" office:value="-187.535213820687" calcext:value-type="float">
            <text:p>-1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0]+1.40625" office:value-type="float" office:value="194.0625" calcext:value-type="float">
            <text:p>194,0625</text:p>
          </table:table-cell>
          <table:table-cell table:formula="of:=[.E141]" office:value-type="float" office:value="173.706043689453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[.$A$3]*SIN(RADIANS([.B141]-57))" office:value-type="float" office:value="173.706043689453" calcext:value-type="float">
            <text:p>174</text:p>
          </table:table-cell>
          <table:table-cell table:formula="of:=[.$A$3]*SIN(RADIANS([.B141]+120))" office:value-type="float" office:value="-183.238312533823" calcext:value-type="float">
            <text:p>-18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1]+1.40625" office:value-type="float" office:value="195.46875" calcext:value-type="float">
            <text:p>195,46875</text:p>
          </table:table-cell>
          <table:table-cell table:formula="of:=[.E142]" office:value-type="float" office:value="169.072252611963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.$A$3]*SIN(RADIANS([.B142]-57))" office:value-type="float" office:value="169.072252611963" calcext:value-type="float">
            <text:p>169</text:p>
          </table:table-cell>
          <table:table-cell table:formula="of:=[.$A$3]*SIN(RADIANS([.B142]+120))" office:value-type="float" office:value="-178.83103533921" calcext:value-type="float">
            <text:p>-17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2]+1.40625" office:value-type="float" office:value="196.875" calcext:value-type="float">
            <text:p>196,875</text:p>
          </table:table-cell>
          <table:table-cell table:formula="of:=[.E143]" office:value-type="float" office:value="164.336618731519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$A$3]*SIN(RADIANS([.B143]-57))" office:value-type="float" office:value="164.336618731519" calcext:value-type="float">
            <text:p>164</text:p>
          </table:table-cell>
          <table:table-cell table:formula="of:=[.$A$3]*SIN(RADIANS([.B143]+120))" office:value-type="float" office:value="-174.316037015832" calcext:value-type="float">
            <text:p>-17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3]+1.40625" office:value-type="float" office:value="198.28125" calcext:value-type="float">
            <text:p>198,28125</text:p>
          </table:table-cell>
          <table:table-cell table:formula="of:=[.E144]" office:value-type="float" office:value="159.501994616893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$A$3]*SIN(RADIANS([.B144]-57))" office:value-type="float" office:value="159.501994616893" calcext:value-type="float">
            <text:p>160</text:p>
          </table:table-cell>
          <table:table-cell table:formula="of:=[.$A$3]*SIN(RADIANS([.B144]+120))" office:value-type="float" office:value="-169.696037229852" calcext:value-type="float">
            <text:p>-1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4]+1.40625" office:value-type="float" office:value="199.6875" calcext:value-type="float">
            <text:p>199,6875</text:p>
          </table:table-cell>
          <table:table-cell table:formula="of:=[.E145]" office:value-type="float" office:value="154.571292464873" calcext:value-type="float">
            <text:p>155</text:p>
          </table:table-cell>
          <table:table-cell office:value-type="string" calcext:value-type="string">
            <text:p>,</text:p>
          </table:table-cell>
          <table:table-cell table:formula="of:=[.$A$3]*SIN(RADIANS([.B145]-57))" office:value-type="float" office:value="154.571292464873" calcext:value-type="float">
            <text:p>155</text:p>
          </table:table-cell>
          <table:table-cell table:formula="of:=[.$A$3]*SIN(RADIANS([.B145]+120))" office:value-type="float" office:value="-164.973818896389" calcext:value-type="float">
            <text:p>-16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5]+1.40625" office:value-type="float" office:value="201.09375" calcext:value-type="float">
            <text:p>201,09375</text:p>
          </table:table-cell>
          <table:table-cell table:formula="of:=[.E146]" office:value-type="float" office:value="149.547482346065" calcext:value-type="float">
            <text:p>150</text:p>
          </table:table-cell>
          <table:table-cell office:value-type="string" calcext:value-type="string">
            <text:p>,</text:p>
          </table:table-cell>
          <table:table-cell table:formula="of:=[.$A$3]*SIN(RADIANS([.B146]-57))" office:value-type="float" office:value="149.547482346065" calcext:value-type="float">
            <text:p>150</text:p>
          </table:table-cell>
          <table:table-cell table:formula="of:=[.$A$3]*SIN(RADIANS([.B146]+120))" office:value-type="float" office:value="-160.15222650319" calcext:value-type="float">
            <text:p>-1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6]+1.40625" office:value-type="float" office:value="202.5" calcext:value-type="float">
            <text:p>202,5</text:p>
          </table:table-cell>
          <table:table-cell table:formula="of:=[.E147]" office:value-type="float" office:value="144.433590415832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.$A$3]*SIN(RADIANS([.B147]-57))" office:value-type="float" office:value="144.433590415832" calcext:value-type="float">
            <text:p>144</text:p>
          </table:table-cell>
          <table:table-cell table:formula="of:=[.$A$3]*SIN(RADIANS([.B147]+120))" office:value-type="float" office:value="-155.234164397224" calcext:value-type="float">
            <text:p>-1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7]+1.40625" office:value-type="float" office:value="203.90625" calcext:value-type="float">
            <text:p>203,90625</text:p>
          </table:table-cell>
          <table:table-cell table:formula="of:=[.E148]" office:value-type="float" office:value="139.232697091453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[.$A$3]*SIN(RADIANS([.B148]-57))" office:value-type="float" office:value="139.232697091453" calcext:value-type="float">
            <text:p>139</text:p>
          </table:table-cell>
          <table:table-cell table:formula="of:=[.$A$3]*SIN(RADIANS([.B148]+120))" office:value-type="float" office:value="-150.222595035204" calcext:value-type="float">
            <text:p>-1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8]+1.40625" office:value-type="float" office:value="205.3125" calcext:value-type="float">
            <text:p>205,3125</text:p>
          </table:table-cell>
          <table:table-cell table:formula="of:=[.E149]" office:value-type="float" office:value="133.947935196592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[.$A$3]*SIN(RADIANS([.B149]-57))" office:value-type="float" office:value="133.947935196592" calcext:value-type="float">
            <text:p>134</text:p>
          </table:table-cell>
          <table:table-cell table:formula="of:=[.$A$3]*SIN(RADIANS([.B149]+120))" office:value-type="float" office:value="-145.120537199119" calcext:value-type="float">
            <text:p>-1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9]+1.40625" office:value-type="float" office:value="206.71875" calcext:value-type="float">
            <text:p>206,71875</text:p>
          </table:table-cell>
          <table:table-cell table:formula="of:=[.E150]" office:value-type="float" office:value="128.582488074204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[.$A$3]*SIN(RADIANS([.B150]-57))" office:value-type="float" office:value="128.582488074204" calcext:value-type="float">
            <text:p>129</text:p>
          </table:table-cell>
          <table:table-cell table:formula="of:=[.$A$3]*SIN(RADIANS([.B150]+120))" office:value-type="float" office:value="-139.931064177832" calcext:value-type="float">
            <text:p>-14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0]+1.40625" office:value-type="float" office:value="208.125" calcext:value-type="float">
            <text:p>208,125</text:p>
          </table:table-cell>
          <table:table-cell table:formula="of:=[.E151]" office:value-type="float" office:value="123.139587669009" calcext:value-type="float">
            <text:p>123</text:p>
          </table:table-cell>
          <table:table-cell office:value-type="string" calcext:value-type="string">
            <text:p>,</text:p>
          </table:table-cell>
          <table:table-cell table:formula="of:=[.$A$3]*SIN(RADIANS([.B151]-57))" office:value-type="float" office:value="123.139587669009" calcext:value-type="float">
            <text:p>123</text:p>
          </table:table-cell>
          <table:table-cell table:formula="of:=[.$A$3]*SIN(RADIANS([.B151]+120))" office:value-type="float" office:value="-134.657301915844" calcext:value-type="float">
            <text:p>-1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1]+1.40625" office:value-type="float" office:value="209.53125" calcext:value-type="float">
            <text:p>209,53125</text:p>
          </table:table-cell>
          <table:table-cell table:formula="of:=[.E152]" office:value-type="float" office:value="117.622512580689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.$A$3]*SIN(RADIANS([.B152]-57))" office:value-type="float" office:value="117.622512580689" calcext:value-type="float">
            <text:p>118</text:p>
          </table:table-cell>
          <table:table-cell table:formula="of:=[.$A$3]*SIN(RADIANS([.B152]+120))" office:value-type="float" office:value="-129.302427130342" calcext:value-type="float">
            <text:p>-1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2]+1.40625" office:value-type="float" office:value="210.9375" calcext:value-type="float">
            <text:p>210,9375</text:p>
          </table:table-cell>
          <table:table-cell table:formula="of:=[.E153]" office:value-type="float" office:value="112.034586088978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$A$3]*SIN(RADIANS([.B153]-57))" office:value-type="float" office:value="112.034586088978" calcext:value-type="float">
            <text:p>112</text:p>
          </table:table-cell>
          <table:table-cell table:formula="of:=[.$A$3]*SIN(RADIANS([.B153]+120))" office:value-type="float" office:value="-123.869665397667" calcext:value-type="float">
            <text:p>-1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3]+1.40625" office:value-type="float" office:value="212.34375" calcext:value-type="float">
            <text:p>212,34375</text:p>
          </table:table-cell>
          <table:table-cell table:formula="of:=[.E154]" office:value-type="float" office:value="106.379174151851" calcext:value-type="float">
            <text:p>106</text:p>
          </table:table-cell>
          <table:table-cell office:value-type="string" calcext:value-type="string">
            <text:p>,</text:p>
          </table:table-cell>
          <table:table-cell table:formula="of:=[.$A$3]*SIN(RADIANS([.B154]-57))" office:value-type="float" office:value="106.379174151851" calcext:value-type="float">
            <text:p>106</text:p>
          </table:table-cell>
          <table:table-cell table:formula="of:=[.$A$3]*SIN(RADIANS([.B154]+120))" office:value-type="float" office:value="-118.362289210341" calcext:value-type="float">
            <text:p>-11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4]+1.40625" office:value-type="float" office:value="213.75" calcext:value-type="float">
            <text:p>213,75</text:p>
          </table:table-cell>
          <table:table-cell table:formula="of:=[.E155]" office:value-type="float" office:value="100.659683377988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$A$3]*SIN(RADIANS([.B155]-57))" office:value-type="float" office:value="100.659683377988" calcext:value-type="float">
            <text:p>101</text:p>
          </table:table-cell>
          <table:table-cell table:formula="of:=[.$A$3]*SIN(RADIANS([.B155]+120))" office:value-type="float" office:value="-112.783616005845" calcext:value-type="float">
            <text:p>-1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5]+1.40625" office:value-type="float" office:value="215.15625" calcext:value-type="float">
            <text:p>215,15625</text:p>
          </table:table-cell>
          <table:table-cell table:formula="of:=[.E156]" office:value-type="float" office:value="94.8795589747664" calcext:value-type="float">
            <text:p>95</text:p>
          </table:table-cell>
          <table:table-cell office:value-type="string" calcext:value-type="string">
            <text:p>,</text:p>
          </table:table-cell>
          <table:table-cell table:formula="of:=[.$A$3]*SIN(RADIANS([.B156]-57))" office:value-type="float" office:value="94.8795589747664" calcext:value-type="float">
            <text:p>95</text:p>
          </table:table-cell>
          <table:table-cell table:formula="of:=[.$A$3]*SIN(RADIANS([.B156]+120))" office:value-type="float" office:value="-107.137006168319" calcext:value-type="float">
            <text:p>-1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6]+1.40625" office:value-type="float" office:value="216.5625" calcext:value-type="float">
            <text:p>216,5625</text:p>
          </table:table-cell>
          <table:table-cell table:formula="of:=[.E157]" office:value-type="float" office:value="89.0422826729933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$A$3]*SIN(RADIANS([.B157]-57))" office:value-type="float" office:value="89.0422826729933" calcext:value-type="float">
            <text:p>89</text:p>
          </table:table-cell>
          <table:table-cell table:formula="of:=[.$A$3]*SIN(RADIANS([.B157]+120))" office:value-type="float" office:value="-101.425861004388" calcext:value-type="float">
            <text:p>-10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7]+1.40625" office:value-type="float" office:value="217.96875" calcext:value-type="float">
            <text:p>217,96875</text:p>
          </table:table-cell>
          <table:table-cell table:formula="of:=[.E158]" office:value-type="float" office:value="83.1513706296436" calcext:value-type="float">
            <text:p>83</text:p>
          </table:table-cell>
          <table:table-cell office:value-type="string" calcext:value-type="string">
            <text:p>,</text:p>
          </table:table-cell>
          <table:table-cell table:formula="of:=[.$A$3]*SIN(RADIANS([.B158]-57))" office:value-type="float" office:value="83.1513706296436" calcext:value-type="float">
            <text:p>83</text:p>
          </table:table-cell>
          <table:table-cell table:formula="of:=[.$A$3]*SIN(RADIANS([.B158]+120))" office:value-type="float" office:value="-95.6536206943448" calcext:value-type="float">
            <text:p>-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8]+1.40625" office:value-type="float" office:value="219.375" calcext:value-type="float">
            <text:p>219,375</text:p>
          </table:table-cell>
          <table:table-cell table:formula="of:=[.E159]" office:value-type="float" office:value="77.2103713098565" calcext:value-type="float">
            <text:p>77</text:p>
          </table:table-cell>
          <table:table-cell office:value-type="string" calcext:value-type="string">
            <text:p>,</text:p>
          </table:table-cell>
          <table:table-cell table:formula="of:=[.$A$3]*SIN(RADIANS([.B159]-57))" office:value-type="float" office:value="77.2103713098565" calcext:value-type="float">
            <text:p>77</text:p>
          </table:table-cell>
          <table:table-cell table:formula="of:=[.$A$3]*SIN(RADIANS([.B159]+120))" office:value-type="float" office:value="-89.8237622199147" calcext:value-type="float">
            <text:p>-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9]+1.40625" office:value-type="float" office:value="220.78125" calcext:value-type="float">
            <text:p>220,78125</text:p>
          </table:table-cell>
          <table:table-cell table:formula="of:=[.E160]" office:value-type="float" office:value="71.2228633494742" calcext:value-type="float">
            <text:p>71</text:p>
          </table:table-cell>
          <table:table-cell office:value-type="string" calcext:value-type="string">
            <text:p>,</text:p>
          </table:table-cell>
          <table:table-cell table:formula="of:=[.$A$3]*SIN(RADIANS([.B160]-57))" office:value-type="float" office:value="71.2228633494742" calcext:value-type="float">
            <text:p>71</text:p>
          </table:table-cell>
          <table:table-cell table:formula="of:=[.$A$3]*SIN(RADIANS([.B160]+120))" office:value-type="float" office:value="-83.9397972698498" calcext:value-type="float">
            <text:p>-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0]+1.40625" office:value-type="float" office:value="222.1875" calcext:value-type="float">
            <text:p>222,1875</text:p>
          </table:table-cell>
          <table:table-cell table:formula="of:=[.E161]" office:value-type="float" office:value="65.1924533994045" calcext:value-type="float">
            <text:p>65</text:p>
          </table:table-cell>
          <table:table-cell office:value-type="string" calcext:value-type="string">
            <text:p>,</text:p>
          </table:table-cell>
          <table:table-cell table:formula="of:=[.$A$3]*SIN(RADIANS([.B161]-57))" office:value-type="float" office:value="65.1924533994045" calcext:value-type="float">
            <text:p>65</text:p>
          </table:table-cell>
          <table:table-cell table:formula="of:=[.$A$3]*SIN(RADIANS([.B161]+120))" office:value-type="float" office:value="-78.0052701246211" calcext:value-type="float">
            <text:p>-7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1]+1.40625" office:value-type="float" office:value="223.59375" calcext:value-type="float">
            <text:p>223,59375</text:p>
          </table:table-cell>
          <table:table-cell table:formula="of:=[.E162]" office:value-type="float" office:value="59.1227739531097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$A$3]*SIN(RADIANS([.B162]-57))" office:value-type="float" office:value="59.1227739531097" calcext:value-type="float">
            <text:p>59</text:p>
          </table:table-cell>
          <table:table-cell table:formula="of:=[.$A$3]*SIN(RADIANS([.B162]+120))" office:value-type="float" office:value="-72.0237555214742" calcext:value-type="float">
            <text:p>-7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2]+1.40625" office:value-type="float" office:value="225" calcext:value-type="float">
            <text:p>225</text:p>
          </table:table-cell>
          <table:table-cell table:formula="of:=[.E163]" office:value-type="float" office:value="53.0174811585286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$A$3]*SIN(RADIANS([.B163]-57))" office:value-type="float" office:value="53.0174811585286" calcext:value-type="float">
            <text:p>53</text:p>
          </table:table-cell>
          <table:table-cell table:formula="of:=[.$A$3]*SIN(RADIANS([.B163]+120))" office:value-type="float" office:value="-65.9988565011428" calcext:value-type="float">
            <text:p>-6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3]+1.40625" office:value-type="float" office:value="226.40625" calcext:value-type="float">
            <text:p>226,40625</text:p>
          </table:table-cell>
          <table:table-cell table:formula="of:=[.E164]" office:value-type="float" office:value="46.880252615749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[.$A$3]*SIN(RADIANS([.B164]-57))" office:value-type="float" office:value="46.880252615749" calcext:value-type="float">
            <text:p>47</text:p>
          </table:table-cell>
          <table:table-cell table:formula="of:=[.$A$3]*SIN(RADIANS([.B164]+120))" office:value-type="float" office:value="-59.9342022375113" calcext:value-type="float">
            <text:p>-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4]+1.40625" office:value-type="float" office:value="227.8125" calcext:value-type="float">
            <text:p>227,8125</text:p>
          </table:table-cell>
          <table:table-cell table:formula="of:=[.E165]" office:value-type="float" office:value="40.714785161759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$A$3]*SIN(RADIANS([.B165]-57))" office:value-type="float" office:value="40.7147851617591" calcext:value-type="float">
            <text:p>41</text:p>
          </table:table-cell>
          <table:table-cell table:formula="of:=[.$A$3]*SIN(RADIANS([.B165]+120))" office:value-type="float" office:value="-53.8334458515361" calcext:value-type="float">
            <text:p>-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5]+1.40625" office:value-type="float" office:value="229.21875" calcext:value-type="float">
            <text:p>229,21875</text:p>
          </table:table-cell>
          <table:table-cell table:formula="of:=[.E166]" office:value-type="float" office:value="34.5247926436117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$A$3]*SIN(RADIANS([.B166]-57))" office:value-type="float" office:value="34.5247926436117" calcext:value-type="float">
            <text:p>35</text:p>
          </table:table-cell>
          <table:table-cell table:formula="of:=[.$A$3]*SIN(RADIANS([.B166]+120))" office:value-type="float" office:value="-47.7002622107422" calcext:value-type="float">
            <text:p>-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6]+1.40625" office:value-type="float" office:value="230.625" calcext:value-type="float">
            <text:p>230,625</text:p>
          </table:table-cell>
          <table:table-cell table:formula="of:=[.E167]" office:value-type="float" office:value="28.314003681340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$A$3]*SIN(RADIANS([.B167]-57))" office:value-type="float" office:value="28.3140036813408" calcext:value-type="float">
            <text:p>28</text:p>
          </table:table-cell>
          <table:table-cell table:formula="of:=[.$A$3]*SIN(RADIANS([.B167]+120))" office:value-type="float" office:value="-41.5383457156202" calcext:value-type="float">
            <text:p>-4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7]+1.40625" office:value-type="float" office:value="232.03125" calcext:value-type="float">
            <text:p>232,03125</text:p>
          </table:table-cell>
          <table:table-cell table:formula="of:=[.E168]" office:value-type="float" office:value="22.0861594219811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$A$3]*SIN(RADIANS([.B168]-57))" office:value-type="float" office:value="22.0861594219811" calcext:value-type="float">
            <text:p>22</text:p>
          </table:table-cell>
          <table:table-cell table:formula="of:=[.$A$3]*SIN(RADIANS([.B168]+120))" office:value-type="float" office:value="-35.3514080742579" calcext:value-type="float">
            <text:p>-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8]+1.40625" office:value-type="float" office:value="233.4375" calcext:value-type="float">
            <text:p>233,4375</text:p>
          </table:table-cell>
          <table:table-cell table:formula="of:=[.E169]" office:value-type="float" office:value="15.8450112860404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$A$3]*SIN(RADIANS([.B169]-57))" office:value-type="float" office:value="15.8450112860404" calcext:value-type="float">
            <text:p>16</text:p>
          </table:table-cell>
          <table:table-cell table:formula="of:=[.$A$3]*SIN(RADIANS([.B169]+120))" office:value-type="float" office:value="-29.1431760665459" calcext:value-type="float">
            <text:p>-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9]+1.40625" office:value-type="float" office:value="234.84375" calcext:value-type="float">
            <text:p>234,84375</text:p>
          </table:table-cell>
          <table:table-cell table:formula="of:=[.E170]" office:value-type="float" office:value="9.59431870778409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$A$3]*SIN(RADIANS([.B170]-57))" office:value-type="float" office:value="9.59431870778409" calcext:value-type="float">
            <text:p>10</text:p>
          </table:table-cell>
          <table:table-cell table:formula="of:=[.$A$3]*SIN(RADIANS([.B170]+120))" office:value-type="float" office:value="-22.917389299305" calcext:value-type="float">
            <text:p>-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0]+1.40625" office:value-type="float" office:value="236.25" calcext:value-type="float">
            <text:p>236,25</text:p>
          </table:table-cell>
          <table:table-cell table:formula="of:=[.E171]" office:value-type="float" office:value="3.33784687069288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$A$3]*SIN(RADIANS([.B171]-57))" office:value-type="float" office:value="3.33784687069288" calcext:value-type="float">
            <text:p>3</text:p>
          </table:table-cell>
          <table:table-cell table:formula="of:=[.$A$3]*SIN(RADIANS([.B171]+120))" office:value-type="float" office:value="-16.6777979536864" calcext:value-type="float">
            <text:p>-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1]+1.40625" office:value-type="float" office:value="237.65625" calcext:value-type="float">
            <text:p>237,65625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2]+120))" office:value-type="float" office:value="-10.4281605262037" calcext:value-type="float">
            <text:p>-10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" table:formula="of:=[.B172]+1.40625" office:value-type="float" office:value="239.0625" calcext:value-type="float">
            <text:p>239,0625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style-name="ce21" table:formula="of:=[.$A$3]*SIN(RADIANS([.B173]+120))" office:value-type="float" office:value="-4.1722415647541" calcext:value-type="float">
            <text:p>-4</text:p>
          </table:table-cell>
          <table:table-cell table:style-name="ce14" table:number-columns-repeated="1005"/>
          <table:table-cell table:number-columns-repeated="13"/>
        </table:table-row>
        <table:table-row table:style-name="ro1">
          <table:table-cell/>
          <table:table-cell table:style-name="ce2" table:formula="of:=[.B173]+1.40625" office:value-type="float" office:value="240.46875" calcext:value-type="float">
            <text:p>240,46875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4]+120))" office:value-type="float" office:value="2.08619059900397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4]+1.40625" office:value-type="float" office:value="241.875" calcext:value-type="float">
            <text:p>241,875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5]+120))" office:value-type="float" office:value="8.3433661195529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5]+1.40625" office:value-type="float" office:value="243.28125" calcext:value-type="float">
            <text:p>243,28125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6]+120))" office:value-type="float" office:value="14.59551590833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6]+1.40625" office:value-type="float" office:value="244.6875" calcext:value-type="float">
            <text:p>244,6875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7]+120))" office:value-type="float" office:value="20.8388739040853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7]+1.40625" office:value-type="float" office:value="246.09375" calcext:value-type="float">
            <text:p>246,09375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8]+120))" office:value-type="float" office:value="27.0696793414166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8]+1.40625" office:value-type="float" office:value="247.5" calcext:value-type="float">
            <text:p>247,5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79]+120))" office:value-type="float" office:value="33.2841790161131" calcext:value-type="float">
            <text:p>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9]+1.40625" office:value-type="float" office:value="248.90625" calcext:value-type="float">
            <text:p>248,90625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0]+120))" office:value-type="float" office:value="39.4786295459458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0]+1.40625" office:value-type="float" office:value="250.3125" calcext:value-type="float">
            <text:p>250,3125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1]+120))" office:value-type="float" office:value="45.6492996255414" calcext:value-type="float">
            <text:p>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1]+1.40625" office:value-type="float" office:value="251.71875" calcext:value-type="float">
            <text:p>251,71875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2]+120))" office:value-type="float" office:value="51.7924722739796" calcext:value-type="float">
            <text:p>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2]+1.40625" office:value-type="float" office:value="253.125" calcext:value-type="float">
            <text:p>253,125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3]+120))" office:value-type="float" office:value="57.9044470737652" calcext:value-type="float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3]+1.40625" office:value-type="float" office:value="254.53125" calcext:value-type="float">
            <text:p>254,53125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4]+120))" office:value-type="float" office:value="63.9815423998203" calcext:value-type="float">
            <text:p>6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4]+1.40625" office:value-type="float" office:value="255.9375" calcext:value-type="float">
            <text:p>255,9375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5]+120))" office:value-type="float" office:value="70.0200976371577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5]+1.40625" office:value-type="float" office:value="257.34375" calcext:value-type="float">
            <text:p>257,34375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6]+120))" office:value-type="float" office:value="76.0164753858986" calcext:value-type="float">
            <text:p>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6]+1.40625" office:value-type="float" office:value="258.75" calcext:value-type="float">
            <text:p>258,75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7]+120))" office:value-type="float" office:value="81.9670636523062" calcext:value-type="float">
            <text:p>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7]+1.40625" office:value-type="float" office:value="260.15625" calcext:value-type="float">
            <text:p>260,15625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8]+120))" office:value-type="float" office:value="87.8682780245154" calcext:value-type="float">
            <text:p>8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8]+1.40625" office:value-type="float" office:value="261.5625" calcext:value-type="float">
            <text:p>261,5625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89]+120))" office:value-type="float" office:value="93.7165638316493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89]+1.40625" office:value-type="float" office:value="262.96875" calcext:value-type="float">
            <text:p>262,96875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0]+120))" office:value-type="float" office:value="99.508398285019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0]+1.40625" office:value-type="float" office:value="264.375" calcext:value-type="float">
            <text:p>264,375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1]+120))" office:value-type="float" office:value="105.240292600121" calcext:value-type="float">
            <text:p>10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1]+1.40625" office:value-type="float" office:value="265.78125" calcext:value-type="float">
            <text:p>265,78125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2]+120))" office:value-type="float" office:value="110.908794098148" calcext:value-type="float">
            <text:p>11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2]+1.40625" office:value-type="float" office:value="267.1875" calcext:value-type="float">
            <text:p>267,1875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3]+120))" office:value-type="float" office:value="116.510488285757" calcext:value-type="float">
            <text:p>1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3]+1.40625" office:value-type="float" office:value="268.59375" calcext:value-type="float">
            <text:p>268,59375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4]+120))" office:value-type="float" office:value="122.042000911831" calcext:value-type="float">
            <text:p>12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4]+1.40625" office:value-type="float" office:value="270" calcext:value-type="float">
            <text:p>270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5]+120))" office:value-type="float" office:value="127.5" calcext:value-type="float">
            <text:p>1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5]+1.40625" office:value-type="float" office:value="271.40625" calcext:value-type="float">
            <text:p>271,40625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6]+120))" office:value-type="float" office:value="132.881197855701" calcext:value-type="float">
            <text:p>13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6]+1.40625" office:value-type="float" office:value="272.8125" calcext:value-type="float">
            <text:p>272,8125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7]+120))" office:value-type="float" office:value="138.182353046562" calcext:value-type="float">
            <text:p>13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7]+1.40625" office:value-type="float" office:value="274.21875" calcext:value-type="float">
            <text:p>274,21875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8]+120))" office:value-type="float" office:value="143.400272354918" calcext:value-type="float">
            <text:p>1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8]+1.40625" office:value-type="float" office:value="275.625" calcext:value-type="float">
            <text:p>275,625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199]+120))" office:value-type="float" office:value="148.531812701289" calcext:value-type="float">
            <text:p>1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99]+1.40625" office:value-type="float" office:value="277.03125" calcext:value-type="float">
            <text:p>277,03125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0]+120))" office:value-type="float" office:value="153.573883037652" calcext:value-type="float">
            <text:p>1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0]+1.40625" office:value-type="float" office:value="278.4375" calcext:value-type="float">
            <text:p>278,4375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1]+120))" office:value-type="float" office:value="158.52344620937" calcext:value-type="float">
            <text:p>15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1]+1.40625" office:value-type="float" office:value="279.84375" calcext:value-type="float">
            <text:p>279,84375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2]+120))" office:value-type="float" office:value="163.377520784664" calcext:value-type="float">
            <text:p>16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2]+1.40625" office:value-type="float" office:value="281.25" calcext:value-type="float">
            <text:p>281,25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3]+120))" office:value-type="float" office:value="168.133182850518" calcext:value-type="float">
            <text:p>16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3]+1.40625" office:value-type="float" office:value="282.65625" calcext:value-type="float">
            <text:p>282,65625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4]+120))" office:value-type="float" office:value="172.787567773926" calcext:value-type="float">
            <text:p>17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4]+1.40625" office:value-type="float" office:value="284.0625" calcext:value-type="float">
            <text:p>284,0625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5]+120))" office:value-type="float" office:value="177.337871927451" calcext:value-type="float">
            <text:p>17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5]+1.40625" office:value-type="float" office:value="285.46875" calcext:value-type="float">
            <text:p>285,46875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6]+120))" office:value-type="float" office:value="181.781354378017" calcext:value-type="float">
            <text:p>1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6]+1.40625" office:value-type="float" office:value="286.875" calcext:value-type="float">
            <text:p>286,875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7]+120))" office:value-type="float" office:value="186.115338537948" calcext:value-type="float">
            <text:p>18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7]+1.40625" office:value-type="float" office:value="288.28125" calcext:value-type="float">
            <text:p>288,28125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8]+120))" office:value-type="float" office:value="190.337213777245" calcext:value-type="float">
            <text:p>1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8]+1.40625" office:value-type="float" office:value="289.6875" calcext:value-type="float">
            <text:p>289,6875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09]+120))" office:value-type="float" office:value="194.444436996129" calcext:value-type="float">
            <text:p>19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09]+1.40625" office:value-type="float" office:value="291.09375" calcext:value-type="float">
            <text:p>291,09375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0]+120))" office:value-type="float" office:value="198.434534156912" calcext:value-type="float">
            <text:p>1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0]+1.40625" office:value-type="float" office:value="292.5" calcext:value-type="float">
            <text:p>292,5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1]+120))" office:value-type="float" office:value="202.305101774265" calcext:value-type="float">
            <text:p>20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1]+1.40625" office:value-type="float" office:value="293.90625" calcext:value-type="float">
            <text:p>293,90625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2]+120))" office:value-type="float" office:value="206.053808362984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2]+1.40625" office:value-type="float" office:value="295.3125" calcext:value-type="float">
            <text:p>295,3125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3]+120))" office:value-type="float" office:value="209.678395842393" calcext:value-type="float">
            <text:p>2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3]+1.40625" office:value-type="float" office:value="296.71875" calcext:value-type="float">
            <text:p>296,71875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4]+120))" office:value-type="float" office:value="213.176680896526" calcext:value-type="float">
            <text:p>2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4]+1.40625" office:value-type="float" office:value="298.125" calcext:value-type="float">
            <text:p>298,125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5]+120))" office:value-type="float" office:value="216.546556289278" calcext:value-type="float">
            <text:p>21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5]+1.40625" office:value-type="float" office:value="299.53125" calcext:value-type="float">
            <text:p>299,53125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6]+120))" office:value-type="float" office:value="219.785992133717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6]+1.40625" office:value-type="float" office:value="300.9375" calcext:value-type="float">
            <text:p>300,9375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7]+120))" office:value-type="float" office:value="222.893037114823" calcext:value-type="float">
            <text:p>22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7]+1.40625" office:value-type="float" office:value="302.34375" calcext:value-type="float">
            <text:p>302,34375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8]+120))" office:value-type="float" office:value="225.865819664879" calcext:value-type="float">
            <text:p>22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8]+1.40625" office:value-type="float" office:value="303.75" calcext:value-type="float">
            <text:p>303,75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19]+120))" office:value-type="float" office:value="228.702549090836" calcext:value-type="float">
            <text:p>2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19]+1.40625" office:value-type="float" office:value="305.15625" calcext:value-type="float">
            <text:p>305,15625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0]+120))" office:value-type="float" office:value="231.401516652959" calcext:value-type="float">
            <text:p>23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0]+1.40625" office:value-type="float" office:value="306.5625" calcext:value-type="float">
            <text:p>306,5625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1]+120))" office:value-type="float" office:value="233.96109659411" calcext:value-type="float">
            <text:p>23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1]+1.40625" office:value-type="float" office:value="307.96875" calcext:value-type="float">
            <text:p>307,96875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2]+120))" office:value-type="float" office:value="236.379747119042" calcext:value-type="float">
            <text:p>23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2]+1.40625" office:value-type="float" office:value="309.375" calcext:value-type="float">
            <text:p>309,375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3]+120))" office:value-type="float" office:value="238.656011323118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3]+1.40625" office:value-type="float" office:value="310.78125" calcext:value-type="float">
            <text:p>310,78125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4]+120))" office:value-type="float" office:value="240.788518069896" calcext:value-type="float">
            <text:p>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4]+1.40625" office:value-type="float" office:value="312.1875" calcext:value-type="float">
            <text:p>312,1875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5]+120))" office:value-type="float" office:value="242.775982817051" calcext:value-type="float">
            <text:p>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5]+1.40625" office:value-type="float" office:value="313.59375" calcext:value-type="float">
            <text:p>313,59375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6]+120))" office:value-type="float" office:value="244.61720839013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6]+1.40625" office:value-type="float" office:value="315" calcext:value-type="float">
            <text:p>315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7]+120))" office:value-type="float" office:value="246.311085703712" calcext:value-type="float">
            <text:p>2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7]+1.40625" office:value-type="float" office:value="316.40625" calcext:value-type="float">
            <text:p>316,40625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8]+120))" office:value-type="float" office:value="247.856594429426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8]+1.40625" office:value-type="float" office:value="317.8125" calcext:value-type="float">
            <text:p>317,8125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29]+120))" office:value-type="float" office:value="249.252803610611" calcext:value-type="float">
            <text:p>2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29]+1.40625" office:value-type="float" office:value="319.21875" calcext:value-type="float">
            <text:p>319,21875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0]+120))" office:value-type="float" office:value="250.498872223063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0]+1.40625" office:value-type="float" office:value="320.625" calcext:value-type="float">
            <text:p>320,625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1]+120))" office:value-type="float" office:value="251.594049681644" calcext:value-type="float">
            <text:p>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1]+1.40625" office:value-type="float" office:value="322.03125" calcext:value-type="float">
            <text:p>322,03125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2]+120))" office:value-type="float" office:value="252.537676292405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2]+1.40625" office:value-type="float" office:value="323.4375" calcext:value-type="float">
            <text:p>323,4375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3]+120))" office:value-type="float" office:value="253.329183649958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3]+1.40625" office:value-type="float" office:value="324.84375" calcext:value-type="float">
            <text:p>324,84375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4]+120))" office:value-type="float" office:value="253.96809497987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4]+1.40625" office:value-type="float" office:value="326.25" calcext:value-type="float">
            <text:p>326,25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5]+120))" office:value-type="float" office:value="254.454025425844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5]+1.40625" office:value-type="float" office:value="327.65625" calcext:value-type="float">
            <text:p>327,65625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6]+120))" office:value-type="float" office:value="254.786682281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6]+1.40625" office:value-type="float" office:value="329.0625" calcext:value-type="float">
            <text:p>329,0625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7]+120))" office:value-type="float" office:value="254.965865166938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7]+1.40625" office:value-type="float" office:value="330.46875" calcext:value-type="float">
            <text:p>330,46875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8]+120))" office:value-type="float" office:value="254.991466148937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8]+1.40625" office:value-type="float" office:value="331.875" calcext:value-type="float">
            <text:p>331,875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39]+120))" office:value-type="float" office:value="254.863469806473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39]+1.40625" office:value-type="float" office:value="333.28125" calcext:value-type="float">
            <text:p>333,28125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0]+120))" office:value-type="float" office:value="254.581953239757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0]+1.40625" office:value-type="float" office:value="334.6875" calcext:value-type="float">
            <text:p>334,6875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1]+120))" office:value-type="float" office:value="254.147086023841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1]+1.40625" office:value-type="float" office:value="336.09375" calcext:value-type="float">
            <text:p>336,09375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2]+120))" office:value-type="float" office:value="253.559130106476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2]+1.40625" office:value-type="float" office:value="337.5" calcext:value-type="float">
            <text:p>337,5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3]+120))" office:value-type="float" office:value="252.818439650322" calcext:value-type="float">
            <text:p>25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3]+1.40625" office:value-type="float" office:value="338.90625" calcext:value-type="float">
            <text:p>338,90625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4]+120))" office:value-type="float" office:value="251.925460819612" calcext:value-type="float">
            <text:p>2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4]+1.40625" office:value-type="float" office:value="340.3125" calcext:value-type="float">
            <text:p>340,3125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5]+120))" office:value-type="float" office:value="250.880731511405" calcext:value-type="float">
            <text:p>25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5]+1.40625" office:value-type="float" office:value="341.71875" calcext:value-type="float">
            <text:p>341,71875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6]+120))" office:value-type="float" office:value="249.68488103157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6]+1.40625" office:value-type="float" office:value="343.125" calcext:value-type="float">
            <text:p>343,125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7]+120))" office:value-type="float" office:value="248.33862971572" calcext:value-type="float">
            <text:p>24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7]+1.40625" office:value-type="float" office:value="344.53125" calcext:value-type="float">
            <text:p>344,53125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8]+120))" office:value-type="float" office:value="246.842788495309" calcext:value-type="float">
            <text:p>24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8]+1.40625" office:value-type="float" office:value="345.9375" calcext:value-type="float">
            <text:p>345,9375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49]+120))" office:value-type="float" office:value="245.19825840915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49]+1.40625" office:value-type="float" office:value="347.34375" calcext:value-type="float">
            <text:p>347,34375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0]+120))" office:value-type="float" office:value="243.406030060689" calcext:value-type="float">
            <text:p>2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0]+1.40625" office:value-type="float" office:value="348.75" calcext:value-type="float">
            <text:p>348,75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1]+120))" office:value-type="float" office:value="241.467183021252" calcext:value-type="float">
            <text:p>24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1]+1.40625" office:value-type="float" office:value="350.15625" calcext:value-type="float">
            <text:p>350,15625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2]+120))" office:value-type="float" office:value="239.382885179802" calcext:value-type="float">
            <text:p>23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2]+1.40625" office:value-type="float" office:value="351.5625" calcext:value-type="float">
            <text:p>351,5625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3]+120))" office:value-type="float" office:value="237.154392039423" calcext:value-type="float">
            <text:p>23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3]+1.40625" office:value-type="float" office:value="352.96875" calcext:value-type="float">
            <text:p>352,96875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4]+120))" office:value-type="float" office:value="234.783045961053" calcext:value-type="float">
            <text:p>2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4]+1.40625" office:value-type="float" office:value="354.375" calcext:value-type="float">
            <text:p>354,375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5]+120))" office:value-type="float" office:value="232.2702753549" calcext:value-type="float">
            <text:p>23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5]+1.40625" office:value-type="float" office:value="355.78125" calcext:value-type="float">
            <text:p>355,78125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6]+120))" office:value-type="float" office:value="229.617593820018" calcext:value-type="float">
            <text:p>23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6]+1.40625" office:value-type="float" office:value="357.1875" calcext:value-type="float">
            <text:p>357,1875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formula="of:=[.$A$3]*SIN(RADIANS([.B257]+120))" office:value-type="float" office:value="226.826599232573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257]+1.40625" office:value-type="float" office:value="358.59375" calcext:value-type="float">
            <text:p>358,59375</text:p>
          </table:table-cell>
          <table:table-cell table:formula="of:=[.E258]" office:value-type="float" office:value="0" calcext:value-type="float">
            <text:p>0</text:p>
          </table:table-cell>
          <table:table-cell table:number-columns-repeated="2"/>
          <table:table-cell table:formula="of:=[.$A$3]*SIN(RADIANS([.B258]+120))" office:value-type="float" office:value="223.898972783344" calcext:value-type="float">
            <text:p>224</text:p>
          </table:table-cell>
          <table:table-cell table:number-columns-repeated="1018"/>
        </table:table-row>
        <table:table-row table:style-name="ro1" table:number-rows-repeated="105">
          <table:table-cell/>
          <table:table-cell table:style-name="ce2"/>
          <table:table-cell table:number-columns-repeated="102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Default"/>
        <table:table-column table:style-name="co6" table:default-cell-style-name="ce12"/>
        <table:table-column table:style-name="co10" table:default-cell-style-name="ce5"/>
        <table:table-column table:style-name="co6" table:default-cell-style-name="Default"/>
        <table:table-column table:style-name="co6" table:default-cell-style-name="ce12"/>
        <table:table-column table:style-name="co10" table:default-cell-style-name="ce5"/>
        <table:table-column table:style-name="co6" table:number-columns-repeated="6" table:default-cell-style-name="Default"/>
        <table:table-row table:style-name="ro1">
          <table:table-cell table:number-columns-repeated="2"/>
          <table:table-cell table:style-name="ce2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25" office:value-type="string" calcext:value-type="string" table:number-columns-spanned="4" table:number-rows-spanned="1">
            <text:p>SVPWM</text:p>
          </table:table-cell>
          <table:covered-table-cell table:style-name="ce2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25"/>
          <table:table-cell/>
          <table:table-cell office:value-type="string" calcext:value-type="string">
            <text:p>Square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8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6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68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6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8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6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6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6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3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6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6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1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6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2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3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6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4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6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2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6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7" calcext:value-type="float">
            <text:p>21</text:p>
          </table:table-cell>
          <table:table-cell table:style-name="ce12" table:formula="of:=([.E13]-[.G13]+[.$A$3])/2" office:value-type="float" office:value="234.124591140797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6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5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6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09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6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3" calcext:value-type="float">
            <text:p>23</text:p>
          </table:table-cell>
          <table:table-cell table:style-name="ce12" table:formula="of:=([.E16]-[.G16]+[.$A$3])/2" office:value-type="float" office:value="231.724776344447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6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2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6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6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4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6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6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19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4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6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1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6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11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6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7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6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5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6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1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4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6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4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5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6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1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6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2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6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5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6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6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6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6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5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6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2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3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6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6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5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6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6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7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6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4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6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6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6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6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2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6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3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6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6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7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6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6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6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1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6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5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6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6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3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6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2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6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3" calcext:value-type="float">
            <text:p>19</text:p>
          </table:table-cell>
          <table:table-cell table:style-name="ce12" table:formula="of:=([.E53]-[.G53]+[.$A$3])/2" office:value-type="float" office:value="89.9843853677093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6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6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5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6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5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6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6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5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6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099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6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5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6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499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6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4" calcext:value-type="float">
            <text:p>27</text:p>
          </table:table-cell>
          <table:table-cell table:style-name="ce12" table:formula="of:=([.E62]-[.G62]+[.$A$3])/2" office:value-type="float" office:value="49.8069211374929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6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4" calcext:value-type="float">
            <text:p>28</text:p>
          </table:table-cell>
          <table:table-cell table:style-name="ce12" table:formula="of:=([.E63]-[.G63]+[.$A$3])/2" office:value-type="float" office:value="45.5415455680439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6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5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6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5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6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6" calcext:value-type="float">
            <text:p>31</text:p>
          </table:table-cell>
          <table:table-cell table:style-name="ce12" table:formula="of:=([.E66]-[.G66]+[.$A$3])/2" office:value-type="float" office:value="33.0517581015945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6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6" calcext:value-type="float">
            <text:p>39</text:p>
          </table:table-cell>
          <table:table-cell table:style-name="ce12" table:formula="of:=([.E68]-[.G68]+[.$A$3])/2" office:value-type="float" office:value="29.6413816932781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6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4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6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3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6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6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2" calcext:value-type="float">
            <text:p>52</text:p>
          </table:table-cell>
          <table:table-cell table:style-name="ce12" table:formula="of:=([.E71]-[.G71]+[.$A$3])/2" office:value-type="float" office:value="26.1440258547392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6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8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6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9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6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02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6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3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6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3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6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8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7" calcext:value-type="float">
            <text:p>78</text:p>
          </table:table-cell>
          <table:table-cell table:style-name="ce12" table:formula="of:=([.E77]-[.G77]+[.$A$3])/2" office:value-type="float" office:value="20.8130605986718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6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09" calcext:value-type="float">
            <text:p>83</text:p>
          </table:table-cell>
          <table:table-cell table:style-name="ce12" table:formula="of:=([.E78]-[.G78]+[.$A$3])/2" office:value-type="float" office:value="20.1467006876768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6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6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5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6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2" calcext:value-type="float">
            <text:p>97</text:p>
          </table:table-cell>
          <table:table-cell table:style-name="ce12" table:formula="of:=([.E81]-[.G81]+[.$A$3])/2" office:value-type="float" office:value="18.5370252166538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6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7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6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1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6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6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2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6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4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6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4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6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8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6" table:formula="of:=(MIN([.C89];[.D89];[.E89])+MAX([.C89];[.D89];[.E89]))/2" office:value-type="float" office:value="-4.31068700934151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6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1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6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6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1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2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6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6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6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6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5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6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69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6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2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6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89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6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3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6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3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6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3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6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01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6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6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6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6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5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8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6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7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6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3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6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19" calcext:value-type="float">
            <text:p>226</text:p>
          </table:table-cell>
          <table:table-cell table:style-name="ce12" table:formula="of:=([.E111]-[.G111]+[.$A$3])/2" office:value-type="float" office:value="29.2262268703805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6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6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6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9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6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2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6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1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4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6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1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6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7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6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9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6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2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9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6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7" calcext:value-type="float">
            <text:p>234</text:p>
          </table:table-cell>
          <table:table-cell table:style-name="ce12" table:formula="of:=([.E120]-[.G120]+[.$A$3])/2" office:value-type="float" office:value="20.58377953844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6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3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6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9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89" calcext:value-type="float">
            <text:p>236</text:p>
          </table:table-cell>
          <table:table-cell table:style-name="ce12" table:formula="of:=([.E122]-[.G122]+[.$A$3])/2" office:value-type="float" office:value="19.3588755304103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6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699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6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6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1" calcext:value-type="float">
            <text:p>237</text:p>
          </table:table-cell>
          <table:table-cell table:style-name="ce12" table:formula="of:=([.E125]-[.G125]+[.$A$3])/2" office:value-type="float" office:value="18.0107479254905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6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2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6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6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6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2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6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2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6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81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3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7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6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6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6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8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6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6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2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6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4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6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2" calcext:value-type="float">
            <text:p>236</text:p>
          </table:table-cell>
          <table:table-cell table:style-name="ce12" table:formula="of:=([.E138]-[.G138]+[.$A$3])/2" office:value-type="float" office:value="19.0534019604807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6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6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6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6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4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6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2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6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6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7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6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6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6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1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6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21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6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9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6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6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6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1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6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3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6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6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1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6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6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6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8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6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5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6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49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6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6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6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3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6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6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6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6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6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49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6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39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6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6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6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6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6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6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6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6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6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6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6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6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6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6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6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6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9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6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6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6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6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49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6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2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6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6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6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6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6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8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6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6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8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6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6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6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7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6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6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6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6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6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6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6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6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6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6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6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6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6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6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3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6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6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6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6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4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6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6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6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6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6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6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6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6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6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6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6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8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6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6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6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6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6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6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6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6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79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6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2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6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6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5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799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6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2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6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5" calcext:value-type="float">
            <text:p>29</text:p>
          </table:table-cell>
          <table:table-cell table:style-name="ce12" table:formula="of:=([.E239]-[.G239]+[.$A$3])/2" office:value-type="float" office:value="225.773773129619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6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7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6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6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6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2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6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5" calcext:value-type="float">
            <text:p>25</text:p>
          </table:table-cell>
          <table:table-cell table:style-name="ce12" table:formula="of:=([.E243]-[.G243]+[.$A$3])/2" office:value-type="float" office:value="230.235069374971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6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1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6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7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6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6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6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6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4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6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6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7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6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1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6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6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6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5" calcext:value-type="float">
            <text:p>18</text:p>
          </table:table-cell>
          <table:table-cell table:style-name="ce12" table:formula="of:=([.E253]-[.G253]+[.$A$3])/2" office:value-type="float" office:value="236.9892520745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6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6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2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6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3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6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3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6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8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-00-0000</text:date>, <text:time style:data-style-name="N2" text:time-value="01:40:47.42490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13T11:15:31.956065974</dc:date>
    <meta:editing-duration>P3DT4H13M56S</meta:editing-duration>
    <meta:editing-cycles>35</meta:editing-cycles>
    <meta:generator>LibreOffice/5.3.1.2$Linux_X86_64 LibreOffice_project/30m0$Build-2</meta:generator>
    <meta:document-statistic meta:table-count="2" meta:cell-count="44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8">
                <text:p>17.0985782501038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68">
                <text:p>17.1791216118768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8">
                <text:p>17.3261181456278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2">
                <text:p>51.4942801887942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3">
                <text:p>18.1647415261603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6">
                <text:p>72.9656196622126</text:p>
              </table:table-cell>
              <table:table-cell office:value-type="float" office:value="18.5762659510851">
                <text:p>18.5762659510851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2">
                <text:p>83.6390639021442</text:p>
              </table:table-cell>
              <table:table-cell office:value-type="float" office:value="19.0534019604803">
                <text:p>19.0534019604803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4">
                <text:p>235.404137854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2">
                <text:p>20.2033197482782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7">
                <text:p>20.8754088592037</text:p>
              </table:table-cell>
              <table:table-cell office:value-type="float" office:value="234.124591140797">
                <text:p>234.124591140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5">
                <text:p>21.6117246368815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09">
                <text:p>22.4118235522209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3">
                <text:p>23.2752236555523</text:p>
              </table:table-cell>
              <table:table-cell office:value-type="float" office:value="231.724776344447">
                <text:p>231.72477634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2">
                <text:p>24.2014048669382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">
                <text:p>25.189809289449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4">
                <text:p>26.2398415452194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19">
                <text:p>196.354715181319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4">
                <text:p>226.4777771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1">
                <text:p>225.246802993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11">
                <text:p>31.0430502185711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7">
                <text:p>31.3672154402137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5">
                <text:p>30.0630864053825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1">
                <text:p>228.481229137791</text:p>
              </table:table-cell>
              <table:table-cell office:value-type="float" office:value="28.8176497239004">
                <text:p>28.8176497239004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4">
                <text:p>231.220875563414</text:p>
              </table:table-cell>
              <table:table-cell office:value-type="float" office:value="27.6316556002535">
                <text:p>27.6316556002535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1">
                <text:p>26.5058184329551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2">
                <text:p>25.4408163842172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5">
                <text:p>238.59985785595</text:p>
              </table:table-cell>
              <table:table-cell office:value-type="float" office:value="24.4372909714506">
                <text:p>24.4372909714506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5">
                <text:p>21.8014320924965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2">
                <text:p>21.0494824467532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3">
                <text:p>20.3616546123433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5">
                <text:p>250.744239754085</text:p>
              </table:table-cell>
              <table:table-cell office:value-type="float" office:value="19.1799827904395">
                <text:p>19.1799827904395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">
                <text:p>18.686850597866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7">
                <text:p>18.259263377707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4">
                <text:p>17.8974786925144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6">
                <text:p>17.3721488610396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2">
                <text:p>17.2089201538042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3">
                <text:p>17.1121266690193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">
                <text:p>17.08182671146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7">
                <text:p>17.1180385326887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6">
                <text:p>255.270089860666</text:p>
              </table:table-cell>
              <table:table-cell office:value-type="float" office:value="17.2207403200576">
                <text:p>17.2207403200576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1">
                <text:p>17.389870209851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8">
                <text:p>254.335496190298</text:p>
              </table:table-cell>
              <table:table-cell office:value-type="float" office:value="17.6253263245465">
                <text:p>17.6253263245465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">
                <text:p>253.63870661303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3">
                <text:p>18.2946100418043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3">
                <text:p>251.788240321443</text:p>
              </table:table-cell>
              <table:table-cell office:value-type="float" office:value="18.7280344928812">
                <text:p>18.7280344928812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3">
                <text:p>19.2269791087343</text:p>
              </table:table-cell>
              <table:table-cell office:value-type="float" office:value="89.9843853677093">
                <text:p>89.9843853677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5">
                <text:p>20.4201873665875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5">
                <text:p>21.1137322645505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5">
                <text:p>22.6926150226295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099">
                <text:p>23.5770018228099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5">
                <text:p>24.5239879511615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8">
                <text:p>236.068763119318</text:p>
              </table:table-cell>
              <table:table-cell office:value-type="float" office:value="25.5330029786499">
                <text:p>25.5330029786499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4">
                <text:p>26.6034391123524</text:p>
              </table:table-cell>
              <table:table-cell office:value-type="float" office:value="49.8069211374929">
                <text:p>49.8069211374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4">
                <text:p>27.7346515615684</text:p>
              </table:table-cell>
              <table:table-cell office:value-type="float" office:value="45.5415455680439">
                <text:p>45.5415455680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5">
                <text:p>41.3255387069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5">
                <text:p>30.1766436072875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6">
                <text:p>31.4859522390946</text:p>
              </table:table-cell>
              <table:table-cell office:value-type="float" office:value="33.0517581015945">
                <text:p>33.051758101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">
                <text:p>30.926032158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6">
                <text:p>38.9131219124526</text:p>
              </table:table-cell>
              <table:table-cell office:value-type="float" office:value="29.6413816932781">
                <text:p>29.6413816932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4">
                <text:p>229.409784742174</text:p>
              </table:table-cell>
              <table:table-cell office:value-type="float" office:value="43.0994451199004">
                <text:p>43.0994451199004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3">
                <text:p>232.103289560043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6">
                <text:p>27.249658199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2">
                <text:p>51.6220584412342</text:p>
              </table:table-cell>
              <table:table-cell office:value-type="float" office:value="26.1440258547392">
                <text:p>26.1440258547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8">
                <text:p>25.0994465592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9">
                <text:p>24.1165495281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02">
                <text:p>23.19592682184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3">
                <text:p>22.3381329890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3">
                <text:p>21.5436847326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8">
                <text:p>246.971830017068</text:p>
              </table:table-cell>
              <table:table-cell office:value-type="float" office:value="78.2023998197497">
                <text:p>78.2023998197497</text:p>
              </table:table-cell>
              <table:table-cell office:value-type="float" office:value="20.8130605986718">
                <text:p>20.813060598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09">
                <text:p>82.7521522274409</text:p>
              </table:table-cell>
              <table:table-cell office:value-type="float" office:value="20.1467006876768">
                <text:p>20.1467006876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89">
                <text:p>19.5450063899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5">
                <text:p>19.008340143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2">
                <text:p>96.5520941081392</text:p>
              </table:table-cell>
              <table:table-cell office:value-type="float" office:value="18.5370252166538">
                <text:p>18.5370252166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7">
                <text:p>18.1313455111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3">
                <text:p>253.951530140783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1">
                <text:p>17.791545393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">
                <text:p>17.517829546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2">
                <text:p>17.3103628470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4">
                <text:p>17.1692702643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4">
                <text:p>17.094636787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8">
                <text:p>17.0865073737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1">
                <text:p>17.269740257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">
                <text:p>17.460992183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19">
                <text:p>254.120201491719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2">
                <text:p>17.7185274927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">
                <text:p>18.43178791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5">
                <text:p>19.4078032047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69">
                <text:p>19.9936337290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">
                <text:p>20.644222068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2">
                <text:p>21.3591763331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89">
                <text:p>22.138065860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3">
                <text:p>22.980421478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3">
                <text:p>23.8857357813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3">
                <text:p>24.8534634428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01">
                <text:p>235.260220243201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">
                <text:p>25.88302153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6">
                <text:p>26.9737899047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5">
                <text:p>29.33629281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3">
                <text:p>224.348744135043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7">
                <text:p>30.6066042705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3">
                <text:p>30.49131278108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19">
                <text:p>225.773773129619</text:p>
              </table:table-cell>
              <table:table-cell office:value-type="float" office:value="29.2262268703805">
                <text:p>29.2262268703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6">
                <text:p>182.414739230706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9">
                <text:p>26.8743707704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2">
                <text:p>25.7890172513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1">
                <text:p>162.440660701461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4">
                <text:p>24.7649306250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1">
                <text:p>23.802727763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7">
                <text:p>22.902988260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9">
                <text:p>22.0662540863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2">
                <text:p>21.2930292584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7">
                <text:p>234.416220461557</text:p>
              </table:table-cell>
              <table:table-cell office:value-type="float" office:value="20.583779538442">
                <text:p>20.583779538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3">
                <text:p>19.9389321517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9">
                <text:p>89.7835343720199</text:p>
              </table:table-cell>
              <table:table-cell office:value-type="float" office:value="235.641124469589">
                <text:p>235.641124469589</text:p>
              </table:table-cell>
              <table:table-cell office:value-type="float" office:value="19.3588755304103">
                <text:p>19.3588755304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699">
                <text:p>18.8439590787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7">
                <text:p>18.39449296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1">
                <text:p>236.98925207451</text:p>
              </table:table-cell>
              <table:table-cell office:value-type="float" office:value="18.0107479254905">
                <text:p>18.0107479254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2">
                <text:p>17.6929551190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2">
                <text:p>17.25595206399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2">
                <text:p>17.1370050495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81">
                <text:p>17.0845365766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7">
                <text:p>17.0985782501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7">
                <text:p>17.1791216118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8">
                <text:p>17.5394793061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2">
                <text:p>18.1647415261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4">
                <text:p>18.5762659510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2">
                <text:p>235.94659803952</text:p>
              </table:table-cell>
              <table:table-cell office:value-type="float" office:value="19.0534019604807">
                <text:p>19.0534019604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6">
                <text:p>19.5958621454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4">
                <text:p>20.8754088592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2">
                <text:p>21.611724636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1">
                <text:p>22.4118235522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7">
                <text:p>23.27522365555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">
                <text:p>25.1898092894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1">
                <text:p>228.760158454781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21">
                <text:p>27.35086913408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9">
                <text:p>28.5222228145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6">
                <text:p>29.7531970069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1">
                <text:p>31.043050218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3">
                <text:p>33.4147955396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1">
                <text:p>41.6982300185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6">
                <text:p>227.368344399746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8">
                <text:p>50.1883684766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5">
                <text:p>54.504578095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49">
                <text:p>230.562709028549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">
                <text:p>63.266280061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3">
                <text:p>233.198567907503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6">
                <text:p>81.2324374665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49">
                <text:p>90.3936108579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39">
                <text:p>95.0091081752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6">
                <text:p>237.102521307486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6">
                <text:p>236.705389958196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9">
                <text:p>236.271965507119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49">
                <text:p>233.886267735449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2">
                <text:p>233.128639727842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8">
                <text:p>228.396560887648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8">
                <text:p>213.674461293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7">
                <text:p>216.086878087547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4">
                <text:p>227.750341800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3">
                <text:p>153.806933418993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4">
                <text:p>237.830729735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8">
                <text:p>83.8685190065778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79">
                <text:p>48.3798018729279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2">
                <text:p>44.1305984983642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5">
                <text:p>224.393395729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799">
                <text:p>31.8148330975799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2">
                <text:p>30.4913127810842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5">
                <text:p>29.2262268703805</text:p>
              </table:table-cell>
              <table:table-cell office:value-type="float" office:value="225.773773129619">
                <text:p>225.773773129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7">
                <text:p>28.0203374059167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6">
                <text:p>26.8743707704156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2">
                <text:p>25.7890172513282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5">
                <text:p>24.7649306250295</text:p>
              </table:table-cell>
              <table:table-cell office:value-type="float" office:value="230.235069374971">
                <text:p>230.235069374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1">
                <text:p>23.802727763011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7">
                <text:p>22.902988260297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6">
                <text:p>22.0662540863206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4">
                <text:p>20.5837795384424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7">
                <text:p>19.3588755304107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1">
                <text:p>18.8439590787701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6">
                <text:p>18.3944929632696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5">
                <text:p>18.0107479254905</text:p>
              </table:table-cell>
              <table:table-cell office:value-type="float" office:value="236.98925207451">
                <text:p>236.98925207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2">
                <text:p>17.4413059705842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3">
                <text:p>17.2559520639983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3">
                <text:p>17.1370050495983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8">
                <text:p>17.084536576618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3cm" svg:height="15.423cm" xlink:href=".." xlink:type="simple" chart:class="chart:line" chart:style-name="ch1">
        <chart:legend chart:legend-position="end" svg:x="26.878cm" svg:y="7.438cm" style:legend-expansion="high" chart:style-name="ch2"/>
        <chart:plot-area chart:style-name="ch3" table:cell-range-address="Sheet1_2.C2:Sheet1_2.C258" svg:x="0.594cm" svg:y="0.308cm" svg:width="25.69cm" svg:height="14.807cm">
          <chartooo:coordinate-region svg:x="1.401cm" svg:y="0.43cm" svg:width="24.883cm" svg:height="13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0.901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C2:Sheet1_2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801327334263">
                <text:p>6.2580132733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122569534916">
                <text:p>12.5122569534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589637179152">
                <text:p>18.758963717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994370784038">
                <text:p>24.994370784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147221758001">
                <text:p>31.2147221758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4162709861172">
                <text:p>37.416270986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952816338768">
                <text:p>43.5952816338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7480321141127">
                <text:p>49.7480321141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8708162400018">
                <text:p>55.87081624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9599458753323">
                <text:p>61.9599458753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0117531560991">
                <text:p>68.0117531560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225926998879">
                <text:p>74.0225926998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9888438017173">
                <text:p>79.9888438017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9069126150161">
                <text:p>85.9069126150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773234316422">
                <text:p>91.773234316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5842752530979">
                <text:p>97.5842752530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36535071272">
                <text:p>103.336535071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026548824722">
                <text:p>109.026548824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650889061925">
                <text:p>114.650889061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.206167890629">
                <text:p>120.206167890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.689039018595">
                <text:p>125.689039018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096199769272">
                <text:p>131.096199769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2439307121">
                <text:p>136.42439307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.670409419999">
                <text:p>141.67040941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.831088811551">
                <text:p>146.831088811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.903322645571">
                <text:p>151.903322645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.88405559806">
                <text:p>156.8840555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.77028746173">
                <text:p>161.77028746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.559074953213">
                <text:p>166.559074953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24753348599">
                <text:p>171.24753348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.832838907952">
                <text:p>175.832838907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.31222920257">
                <text:p>180.3122292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.683006152624">
                <text:p>184.683006152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.942536965515">
                <text:p>188.942536965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.088255859154">
                <text:p>193.088255859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.117665607498">
                <text:p>197.117665607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.028339044785">
                <text:p>201.028339044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.817920527564">
                <text:p>204.81792052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.484127353654">
                <text:p>208.484127353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.024751137149">
                <text:p>212.024751137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.437659138675">
                <text:p>215.437659138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.720795550069">
                <text:p>218.720795550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.872182732721">
                <text:p>221.872182732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4.889922408831">
                <text:p>224.889922408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.772196804856">
                <text:p>227.772196804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.517269746478">
                <text:p>230.517269746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.1234877044">
                <text:p>233.1234877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.589280790378">
                <text:p>235.589280790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.913163702858">
                <text:p>237.913163702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.09373662167">
                <text:p>240.09373662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.129686051224">
                <text:p>242.129686051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4.019785611713">
                <text:p>244.019785611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5.762896777837">
                <text:p>245.76289677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7.357969564609">
                <text:p>247.3579695646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804043159825">
                <text:p>248.804043159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.100246502824">
                <text:p>250.100246502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1.24579880918">
                <text:p>251.24579880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2.240010041019">
                <text:p>252.240010041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.082281322671">
                <text:p>253.082281322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3.77210530141">
                <text:p>253.77210530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309066453066">
                <text:p>254.309066453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.692841332319">
                <text:p>254.692841332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.923198767532">
                <text:p>254.923198767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923198767532">
                <text:p>254.923198767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692841332319">
                <text:p>254.692841332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309066453066">
                <text:p>254.309066453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3.77210530141">
                <text:p>253.77210530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082281322671">
                <text:p>253.0822813226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240010041019">
                <text:p>252.240010041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24579880918">
                <text:p>251.24579880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00246502824">
                <text:p>250.100246502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804043159825">
                <text:p>248.804043159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357969564609">
                <text:p>247.3579695646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762896777837">
                <text:p>245.76289677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4.019785611713">
                <text:p>244.01978561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2.129686051224">
                <text:p>242.129686051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9373662167">
                <text:p>240.09373662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913163702858">
                <text:p>237.913163702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5.589280790378">
                <text:p>235.5892807903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3.1234877044">
                <text:p>233.1234877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.517269746478">
                <text:p>230.517269746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7.772196804856">
                <text:p>227.772196804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4.889922408831">
                <text:p>224.8899224088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.251949238467">
                <text:p>226.251949238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9.070407342091">
                <text:p>229.070407342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.750881997826">
                <text:p>231.750881997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4.291758587969">
                <text:p>234.2917585879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.691506583472">
                <text:p>236.691506583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8.948680465875">
                <text:p>238.948680465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.061920598031">
                <text:p>241.061920598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.029954043106">
                <text:p>243.029954043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.85159533134">
                <text:p>244.85159533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6.525747174137">
                <text:p>246.525747174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.051401125028">
                <text:p>248.051401125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.42763818712">
                <text:p>249.42763818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.653629366669">
                <text:p>250.653629366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.72863617243">
                <text:p>251.72863617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.652011060501">
                <text:p>252.6520110605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.423197824376">
                <text:p>253.423197824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.041731929986">
                <text:p>254.0417319299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.507240795513">
                <text:p>254.507240795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.819444015824">
                <text:p>254.819444015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4.978153531372">
                <text:p>254.978153531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4.98327374148">
                <text:p>254.9832737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4.834801561925">
                <text:p>254.834801561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4.532826426796">
                <text:p>254.5328264267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4.077530234623">
                <text:p>254.077530234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.469187238807">
                <text:p>253.469187238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.708163882423">
                <text:p>252.7081638824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1.794918577482">
                <text:p>251.794918577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.730001428808">
                <text:p>250.730001428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.514053902673">
                <text:p>249.514053902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.147808440398">
                <text:p>248.147808440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6.632088017163">
                <text:p>246.632088017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4.967805646273">
                <text:p>244.967805646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3.155963829199">
                <text:p>243.155963829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.197653951702">
                <text:p>241.197653951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.094055626425">
                <text:p>239.094055626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6.846435982341">
                <text:p>236.8464359823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.45614890148">
                <text:p>234.45614890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1.924634203401">
                <text:p>231.924634203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9.253416777898">
                <text:p>229.253416777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6.444105666466">
                <text:p>226.444105666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.498393093071">
                <text:p>223.498393093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.418053444819">
                <text:p>220.4180534448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7.204942203135">
                <text:p>217.2049422031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.860994826083">
                <text:p>213.860994826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0.388225582526">
                <text:p>210.3882255825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.7887263388">
                <text:p>206.7887263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.064665298656">
                <text:p>203.064665298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.218285697213">
                <text:p>199.218285697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.251904449718">
                <text:p>195.2519044497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.167910755921">
                <text:p>191.167910755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6.968764660914">
                <text:p>186.968764660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2.656995573287">
                <text:p>182.6569955732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8.235200741512">
                <text:p>178.235200741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3.706043689453">
                <text:p>173.706043689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.072252611963">
                <text:p>169.0722526119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.336618731519">
                <text:p>164.3366187315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.501994616893">
                <text:p>159.501994616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.571292464873">
                <text:p>154.5712924648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.547482346065">
                <text:p>149.547482346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433590415832">
                <text:p>144.433590415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9.232697091453">
                <text:p>139.232697091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.947935196592">
                <text:p>133.9479351965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8.582488074204">
                <text:p>128.582488074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139587669009">
                <text:p>123.139587669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.622512580689">
                <text:p>117.6225125806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.034586088978">
                <text:p>112.034586088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.379174151851">
                <text:p>106.3791741518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.659683377988">
                <text:p>100.659683377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.8795589747664">
                <text:p>94.8795589747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0422826729933">
                <text:p>89.04228267299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1513706296436">
                <text:p>83.1513706296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2103713098565">
                <text:p>77.21037130985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2228633494742">
                <text:p>71.22286334947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5.1924533994045">
                <text:p>65.1924533994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.1227739531097">
                <text:p>59.1227739531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0174811585286">
                <text:p>53.01748115852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880252615749">
                <text:p>46.8802526157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147851617591">
                <text:p>40.71478516175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.5247926436117">
                <text:p>34.5247926436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3140036813408">
                <text:p>28.31400368134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0861594219811">
                <text:p>22.08615942198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8450112860404">
                <text:p>15.8450112860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59431870778409">
                <text:p>9.594318707784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3784687069288">
                <text:p>3.33784687069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">
                <text:p>73.290548598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2">
                <text:p>255.435681385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8">
                <text:p>138.948490198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9">
                <text:p>70.7525862232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6">
                <text:p>27.7930731867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38">
                <text:p>2.80803687242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